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03940000021B9A0C6C0B.svm"/>
  <manifest:file-entry manifest:media-type="" manifest:full-path="Pictures/20000016000001E40000021302500B13.svm"/>
  <manifest:file-entry manifest:media-type="" manifest:full-path="Pictures/2000001D0000057B000001D3C6DA3B03.svm"/>
  <manifest:file-entry manifest:media-type="" manifest:full-path="Pictures/20000024000002FA0000021349D9B414.svm"/>
  <manifest:file-entry manifest:media-type="" manifest:full-path="Pictures/2000000F000001A2000001D36F5DA952.svm"/>
  <manifest:file-entry manifest:media-type="" manifest:full-path="Pictures/2000000F0000018A000001D4DCDF689E.svm"/>
  <manifest:file-entry manifest:media-type="" manifest:full-path="Pictures/200000160000024400000213CCE11F63.svm"/>
  <manifest:file-entry manifest:media-type="" manifest:full-path="Pictures/200000240000034400000212AF2990E8.svm"/>
  <manifest:file-entry manifest:media-type="" manifest:full-path="Pictures/2000001D00000260000002471D2203DF.svm"/>
  <manifest:file-entry manifest:media-type="" manifest:full-path="Pictures/2000000F000001AC000001D4EE06F2F6.svm"/>
  <manifest:file-entry manifest:media-type="" manifest:full-path="Pictures/200000160000022F000001DF523999E7.svm"/>
  <manifest:file-entry manifest:media-type="" manifest:full-path="Pictures/2000000F000001C2000001D44150D58D.svm"/>
  <manifest:file-entry manifest:media-type="" manifest:full-path="Pictures/2000000F000001AA000001D4A9E0EC10.svm"/>
  <manifest:file-entry manifest:media-type="" manifest:full-path="Pictures/2000001600000235000002120D91C395.svm"/>
  <manifest:file-entry manifest:media-type="" manifest:full-path="Pictures/200000240000032B00000247D995B0A2.svm"/>
  <manifest:file-entry manifest:media-type="" manifest:full-path="Pictures/2000000F00000186000001D49081DE0F.svm"/>
  <manifest:file-entry manifest:media-type="" manifest:full-path="Pictures/2000000F0000019E000001D4F62AE81B.svm"/>
  <manifest:file-entry manifest:media-type="" manifest:full-path="Pictures/20000016000001BF000001DF175A55FE.svm"/>
  <manifest:file-entry manifest:media-type="" manifest:full-path="Pictures/2000001D0000035E00000212ACD346FD.svm"/>
  <manifest:file-entry manifest:media-type="" manifest:full-path="Pictures/2000002B00000401000001D6E9B95186.svm"/>
  <manifest:file-entry manifest:media-type="" manifest:full-path="Pictures/2000000F000001A8000001D3C8D4A410.svm"/>
  <manifest:file-entry manifest:media-type="" manifest:full-path="Pictures/2000000F000001AD000001D4C9CD1D09.svm"/>
  <manifest:file-entry manifest:media-type="" manifest:full-path="Pictures/20000016000001C4000001DFB8D04D59.svm"/>
  <manifest:file-entry manifest:media-type="" manifest:full-path="Pictures/2000001D0000032B000001D340C81D7A.svm"/>
  <manifest:file-entry manifest:media-type="" manifest:full-path="Pictures/200000160000022F0000021203B184D9.svm"/>
  <manifest:file-entry manifest:media-type="" manifest:full-path="Pictures/2000001600000251000002122C45B4BF.svm"/>
  <manifest:file-entry manifest:media-type="" manifest:full-path="Pictures/2000000F0000019D000001D4A465F43E.svm"/>
  <manifest:file-entry manifest:media-type="" manifest:full-path="Pictures/2000001600000234000001DFD0EE1956.svm"/>
  <manifest:file-entry manifest:media-type="" manifest:full-path="Pictures/2000000F0000019E000001D4935089CF.svm"/>
  <manifest:file-entry manifest:media-type="" manifest:full-path="Pictures/2000002B000003F7000002137D55FEF7.svm"/>
  <manifest:file-entry manifest:media-type="" manifest:full-path="Pictures/2000001D0000028B000001DFA873A8A7.svm"/>
  <manifest:file-entry manifest:media-type="" manifest:full-path="Pictures/2000000F000001FB000001D3BF0C5E31.svm"/>
  <manifest:file-entry manifest:media-type="" manifest:full-path="Pictures/2000001D00000358000002470C4230EC.svm"/>
  <manifest:file-entry manifest:media-type="" manifest:full-path="Pictures/2000000F000001A9000001D3CCC200A4.svm"/>
  <manifest:file-entry manifest:media-type="" manifest:full-path="Pictures/200000160000023C000002135AEAB89C.svm"/>
  <manifest:file-entry manifest:media-type="" manifest:full-path="Pictures/2000000F00000192000001D4534F761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3" style:family="paragraph" style:parent-style-name="Standard">
      <style:text-properties fo:color="#000080" style:font-name="Calibri" fo:font-size="11.5pt" fo:language="ru" fo:country="RU" style:text-underline-style="none" fo:font-weight="bold" style:font-size-asian="11.5pt" style:font-weight-asian="bold" style:font-size-complex="11.5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80"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margin-left="5.002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8" style:family="paragraph" style:parent-style-name="Standard">
      <style:paragraph-properties fo:margin-left="5.002cm" fo:margin-right="0cm" fo:text-indent="0cm" style:auto-text-indent="false"/>
      <style:text-properties fo:color="#000080" style:font-name="Calibri" fo:font-size="11.5pt" fo:language="ru" fo:country="RU" style:text-underline-style="none" fo:font-weight="bold" style:font-size-asian="11.5pt" style:font-weight-asian="bold" style:font-size-complex="11.5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0" style:family="paragraph" style:parent-style-name="Standard">
      <style:paragraph-properties fo:margin-left="7.504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1" style:family="paragraph" style:parent-style-name="Standard">
      <style:paragraph-properties fo:margin-left="7.504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12" style:family="paragraph" style:parent-style-name="Standard">
      <style:paragraph-properties fo:margin-left="6.253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3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4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.5pt" fo:language="ru" fo:country="RU" style:font-name-asian="Times New Roman" style:font-size-asian="11.5pt" style:language-asian="ru" style:country-asian="RU" style:font-name-complex="Times New Roman" style:font-size-complex="11.5pt"/>
    </style:style>
    <style:style style:name="P19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Calibri"/>
    </style:style>
    <style:style style:name="T5" style:family="text">
      <style:text-properties fo:color="#ff0000"/>
    </style:style>
    <style:style style:name="T6" style:family="text">
      <style:text-properties fo:color="#ff0000" fo:language="ru" fo:country="RU"/>
    </style:style>
    <style:style style:name="T7" style:family="text">
      <style:text-properties style:font-name-asian="Times New Roman" style:language-asian="ru" style:country-asian="RU" style:font-name-complex="Times New Roman"/>
    </style:style>
    <style:style style:name="T8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9" style:family="text">
      <style:text-properties fo:color="#00008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Стили_20_стрелок_20_1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101cm" svg:stroke-color="#000000" draw:marker-start="Стили_20_стрелок_20_1" draw:marker-start-width="0.349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dash" draw:stroke-dash="Ultrafine_20_Dashed" svg:stroke-width="0cm" svg:stroke-color="#000000" draw:marker-start="Стили_20_стрелок_20_1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Fine_20_Dashed_20__28_var_29_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dash" draw:stroke-dash="Ultrafine_20_Dashed" svg:stroke-width="0cm" svg:stroke-color="#000000" draw:marker-start="Стили_20_стрелок_20_5" draw:marker-start-width="0.3cm" draw:marker-start-center="false" draw:marker-end="Стили_20_стрелок_20_5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2_20_Dots_20_3_20_Dashes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Symmetric_20_Arrow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3" draw:style-name="gr14">
        <draw:line draw:style-name="gr2" draw:text-style-name="P21" svg:x1="1.256cm" svg:y1="11.454cm" svg:x2="1.256cm" svg:y2="12.954cm">
          <text:p/>
        </draw:line>
        <draw:custom-shape draw:style-name="gr3" draw:text-style-name="P21" svg:width="0.251cm" svg:height="1.502cm" svg:x="0.953cm" svg:y="11.453cm">
          <text:p/>
          <draw:enhanced-geometry svg:viewBox="0 0 21600 21600" draw:type="rectangle" draw:enhanced-path="M 0 0 L 21600 0 21600 21600 0 21600 0 0 Z N"/>
        </draw:custom-shape>
        <draw:line draw:style-name="gr2" draw:text-style-name="P21" svg:x1="1.256cm" svg:y1="12.154cm" svg:x2="1.756cm" svg:y2="12.154cm">
          <text:p/>
        </draw:line>
        <draw:line draw:style-name="gr2" draw:text-style-name="P21" svg:x1="2.006cm" svg:y1="12.654cm" svg:x2="1.756cm" svg:y2="12.154cm">
          <text:p/>
        </draw:line>
        <draw:line draw:style-name="gr2" draw:text-style-name="P21" svg:x1="2.004cm" svg:y1="11.654cm" svg:x2="2.004cm" svg:y2="12.654cm">
          <text:p/>
        </draw:line>
        <draw:line draw:style-name="gr2" draw:text-style-name="P21" svg:x1="2.254cm" svg:y1="12.154cm" svg:x2="2.004cm" svg:y2="11.654cm">
          <text:p/>
        </draw:line>
        <draw:line draw:style-name="gr2" draw:text-style-name="P21" svg:x1="2.505cm" svg:y1="12.654cm" svg:x2="2.255cm" svg:y2="12.154cm">
          <text:p/>
        </draw:line>
        <draw:line draw:style-name="gr2" draw:text-style-name="P21" svg:x1="2.503cm" svg:y1="11.654cm" svg:x2="2.503cm" svg:y2="12.654cm">
          <text:p/>
        </draw:line>
        <draw:line draw:style-name="gr2" draw:text-style-name="P21" svg:x1="2.753cm" svg:y1="12.154cm" svg:x2="2.503cm" svg:y2="11.654cm">
          <text:p/>
        </draw:line>
        <draw:line draw:style-name="gr2" draw:text-style-name="P21" svg:x1="3.002cm" svg:y1="12.654cm" svg:x2="2.752cm" svg:y2="12.154cm">
          <text:p/>
        </draw:line>
        <draw:line draw:style-name="gr2" draw:text-style-name="P21" svg:x1="3.004cm" svg:y1="11.654cm" svg:x2="3.004cm" svg:y2="12.654cm">
          <text:p/>
        </draw:line>
        <draw:line draw:style-name="gr2" draw:text-style-name="P21" svg:x1="3.254cm" svg:y1="12.154cm" svg:x2="3.004cm" svg:y2="11.654cm">
          <text:p/>
        </draw:line>
        <draw:line draw:style-name="gr2" draw:text-style-name="P21" svg:x1="3.503cm" svg:y1="12.654cm" svg:x2="3.253cm" svg:y2="12.154cm">
          <text:p/>
        </draw:line>
        <draw:line draw:style-name="gr2" draw:text-style-name="P21" svg:x1="3.504cm" svg:y1="11.654cm" svg:x2="3.504cm" svg:y2="12.654cm">
          <text:p/>
        </draw:line>
        <draw:line draw:style-name="gr2" draw:text-style-name="P21" svg:x1="3.754cm" svg:y1="12.154cm" svg:x2="3.504cm" svg:y2="11.654cm">
          <text:p/>
        </draw:line>
        <draw:line draw:style-name="gr2" draw:text-style-name="P21" svg:x1="4.003cm" svg:y1="12.654cm" svg:x2="3.753cm" svg:y2="12.154cm">
          <text:p/>
        </draw:line>
        <draw:line draw:style-name="gr2" draw:text-style-name="P21" svg:x1="4.005cm" svg:y1="11.654cm" svg:x2="4.005cm" svg:y2="12.654cm">
          <text:p/>
        </draw:line>
        <draw:line draw:style-name="gr2" draw:text-style-name="P21" svg:x1="4.255cm" svg:y1="12.154cm" svg:x2="4.005cm" svg:y2="11.654cm">
          <text:p/>
        </draw:line>
        <draw:line draw:style-name="gr2" draw:text-style-name="P21" svg:x1="4.503cm" svg:y1="12.654cm" svg:x2="4.253cm" svg:y2="12.154cm">
          <text:p/>
        </draw:line>
        <draw:line draw:style-name="gr2" draw:text-style-name="P21" svg:x1="4.505cm" svg:y1="11.654cm" svg:x2="4.505cm" svg:y2="12.654cm">
          <text:p/>
        </draw:line>
        <draw:line draw:style-name="gr2" draw:text-style-name="P21" svg:x1="4.755cm" svg:y1="12.154cm" svg:x2="4.505cm" svg:y2="11.654cm">
          <text:p/>
        </draw:line>
        <draw:line draw:style-name="gr2" draw:text-style-name="P21" svg:x1="4.752cm" svg:y1="12.154cm" svg:x2="5.252cm" svg:y2="12.154cm">
          <text:p/>
        </draw:line>
        <draw:line draw:style-name="gr15" draw:text-style-name="P21" svg:x1="5.253cm" svg:y1="11.154cm" svg:x2="5.253cm" svg:y2="13.154cm">
          <text:p/>
        </draw:line>
        <draw:line draw:style-name="gr16" draw:text-style-name="P21" svg:x1="1.256cm" svg:y1="11.555cm" svg:x2="5.256cm" svg:y2="11.555cm">
          <text:p/>
        </draw:line>
        <draw:line draw:style-name="gr2" draw:text-style-name="P21" svg:x1="1.256cm" svg:y1="14.455cm" svg:x2="1.256cm" svg:y2="15.955cm">
          <text:p/>
        </draw:line>
        <draw:custom-shape draw:style-name="gr3" draw:text-style-name="P21" svg:width="0.251cm" svg:height="1.502cm" svg:x="0.953cm" svg:y="14.454cm">
          <text:p/>
          <draw:enhanced-geometry svg:viewBox="0 0 21600 21600" draw:type="rectangle" draw:enhanced-path="M 0 0 L 21600 0 21600 21600 0 21600 0 0 Z N"/>
        </draw:custom-shape>
        <draw:line draw:style-name="gr2" draw:text-style-name="P21" svg:x1="1.285cm" svg:y1="15.179cm" svg:x2="1.718cm" svg:y2="14.929cm">
          <text:p/>
        </draw:line>
        <draw:line draw:style-name="gr2" draw:text-style-name="P21" svg:x1="2.187cm" svg:y1="15.125cm" svg:x2="1.689cm" svg:y2="14.935cm">
          <text:p/>
        </draw:line>
        <draw:line draw:style-name="gr2" draw:text-style-name="P21" svg:x1="1.685cm" svg:y1="14.559cm" svg:x2="2.185cm" svg:y2="15.125cm">
          <text:p/>
        </draw:line>
        <draw:line draw:style-name="gr2" draw:text-style-name="P21" svg:x1="2.183cm" svg:y1="14.749cm" svg:x2="1.685cm" svg:y2="14.559cm">
          <text:p/>
        </draw:line>
        <draw:line draw:style-name="gr2" draw:text-style-name="P21" svg:x1="2.68cm" svg:y1="14.939cm" svg:x2="2.182cm" svg:y2="14.749cm">
          <text:p/>
        </draw:line>
        <draw:line draw:style-name="gr2" draw:text-style-name="P21" svg:x1="2.182cm" svg:y1="14.372cm" svg:x2="2.682cm" svg:y2="14.938cm">
          <text:p/>
        </draw:line>
        <draw:line draw:style-name="gr2" draw:text-style-name="P21" svg:x1="2.68cm" svg:y1="14.562cm" svg:x2="2.182cm" svg:y2="14.372cm">
          <text:p/>
        </draw:line>
        <draw:line draw:style-name="gr2" draw:text-style-name="P21" svg:x1="3.175cm" svg:y1="14.752cm" svg:x2="2.677cm" svg:y2="14.562cm">
          <text:p/>
        </draw:line>
        <draw:line draw:style-name="gr2" draw:text-style-name="P21" svg:x1="2.676cm" svg:y1="14.185cm" svg:x2="3.176cm" svg:y2="14.751cm">
          <text:p/>
        </draw:line>
        <draw:line draw:style-name="gr2" draw:text-style-name="P21" svg:x1="3.174cm" svg:y1="14.375cm" svg:x2="2.676cm" svg:y2="14.185cm">
          <text:p/>
        </draw:line>
        <draw:line draw:style-name="gr2" draw:text-style-name="P21" svg:x1="3.674cm" svg:y1="14.565cm" svg:x2="3.176cm" svg:y2="14.375cm">
          <text:p/>
        </draw:line>
        <draw:line draw:style-name="gr2" draw:text-style-name="P21" svg:x1="3.17cm" svg:y1="13.998cm" svg:x2="3.67cm" svg:y2="14.564cm">
          <text:p/>
        </draw:line>
        <draw:line draw:style-name="gr2" draw:text-style-name="P21" svg:x1="3.668cm" svg:y1="14.188cm" svg:x2="3.17cm" svg:y2="13.998cm">
          <text:p/>
        </draw:line>
        <draw:line draw:style-name="gr2" draw:text-style-name="P21" svg:x1="4.167cm" svg:y1="14.378cm" svg:x2="3.669cm" svg:y2="14.188cm">
          <text:p/>
        </draw:line>
        <draw:line draw:style-name="gr2" draw:text-style-name="P21" svg:x1="3.668cm" svg:y1="13.813cm" svg:x2="4.168cm" svg:y2="14.379cm">
          <text:p/>
        </draw:line>
        <draw:line draw:style-name="gr2" draw:text-style-name="P21" svg:x1="4.166cm" svg:y1="14.003cm" svg:x2="3.668cm" svg:y2="13.813cm">
          <text:p/>
        </draw:line>
        <draw:line draw:style-name="gr2" draw:text-style-name="P21" svg:x1="4.662cm" svg:y1="14.191cm" svg:x2="4.164cm" svg:y2="14.001cm">
          <text:p/>
        </draw:line>
        <draw:line draw:style-name="gr2" draw:text-style-name="P21" svg:x1="4.162cm" svg:y1="13.626cm" svg:x2="4.662cm" svg:y2="14.192cm">
          <text:p/>
        </draw:line>
        <draw:line draw:style-name="gr2" draw:text-style-name="P21" svg:x1="4.66cm" svg:y1="13.816cm" svg:x2="4.162cm" svg:y2="13.626cm">
          <text:p/>
        </draw:line>
        <draw:line draw:style-name="gr2" draw:text-style-name="P21" svg:x1="4.661cm" svg:y1="13.815cm" svg:x2="5.156cm" svg:y2="13.628cm">
          <text:p/>
        </draw:line>
        <draw:line draw:style-name="gr2" draw:text-style-name="P21" svg:x1="1.971cm" svg:y1="16.083cm" svg:x2="1.801cm" svg:y2="15.644cm">
          <text:p/>
        </draw:line>
        <draw:line draw:style-name="gr2" draw:text-style-name="P21" svg:x1="2.063cm" svg:y1="15.376cm" svg:x2="1.969cm" svg:y2="16.082cm">
          <text:p/>
        </draw:line>
        <draw:line draw:style-name="gr2" draw:text-style-name="P21" svg:x1="2.233cm" svg:y1="15.815cm" svg:x2="2.063cm" svg:y2="15.376cm">
          <text:p/>
        </draw:line>
        <draw:line draw:style-name="gr2" draw:text-style-name="P21" svg:x1="2.404cm" svg:y1="16.254cm" svg:x2="2.234cm" svg:y2="15.815cm">
          <text:p/>
        </draw:line>
        <draw:line draw:style-name="gr2" draw:text-style-name="P21" svg:x1="2.5cm" svg:y1="15.546cm" svg:x2="2.406cm" svg:y2="16.252cm">
          <text:p/>
        </draw:line>
        <draw:line draw:style-name="gr2" draw:text-style-name="P21" svg:x1="2.668cm" svg:y1="15.985cm" svg:x2="2.498cm" svg:y2="15.546cm">
          <text:p/>
        </draw:line>
        <draw:line draw:style-name="gr2" draw:text-style-name="P21" svg:x1="2.839cm" svg:y1="16.425cm" svg:x2="2.669cm" svg:y2="15.986cm">
          <text:p/>
        </draw:line>
        <draw:line draw:style-name="gr2" draw:text-style-name="P21" svg:x1="2.933cm" svg:y1="15.718cm" svg:x2="2.839cm" svg:y2="16.424cm">
          <text:p/>
        </draw:line>
        <draw:line draw:style-name="gr2" draw:text-style-name="P21" svg:x1="3.105cm" svg:y1="16.157cm" svg:x2="2.935cm" svg:y2="15.718cm">
          <text:p/>
        </draw:line>
        <draw:line draw:style-name="gr2" draw:text-style-name="P21" svg:x1="3.273cm" svg:y1="16.596cm" svg:x2="3.103cm" svg:y2="16.157cm">
          <text:p/>
        </draw:line>
        <draw:line draw:style-name="gr2" draw:text-style-name="P21" svg:x1="3.368cm" svg:y1="15.889cm" svg:x2="3.274cm" svg:y2="16.595cm">
          <text:p/>
        </draw:line>
        <draw:line draw:style-name="gr2" draw:text-style-name="P21" svg:x1="3.54cm" svg:y1="16.328cm" svg:x2="3.37cm" svg:y2="15.889cm">
          <text:p/>
        </draw:line>
        <draw:line draw:style-name="gr2" draw:text-style-name="P21" svg:x1="3.71cm" svg:y1="16.765cm" svg:x2="3.54cm" svg:y2="16.326cm">
          <text:p/>
        </draw:line>
        <draw:line draw:style-name="gr2" draw:text-style-name="P21" svg:x1="3.801cm" svg:y1="16.06cm" svg:x2="3.707cm" svg:y2="16.766cm">
          <text:p/>
        </draw:line>
        <draw:line draw:style-name="gr2" draw:text-style-name="P21" svg:x1="3.973cm" svg:y1="16.499cm" svg:x2="3.803cm" svg:y2="16.06cm">
          <text:p/>
        </draw:line>
        <draw:line draw:style-name="gr2" draw:text-style-name="P21" svg:x1="4.145cm" svg:y1="16.936cm" svg:x2="3.975cm" svg:y2="16.497cm">
          <text:p/>
        </draw:line>
        <draw:line draw:style-name="gr2" draw:text-style-name="P21" svg:x1="4.24cm" svg:y1="16.229cm" svg:x2="4.146cm" svg:y2="16.935cm">
          <text:p/>
        </draw:line>
        <draw:line draw:style-name="gr2" draw:text-style-name="P21" svg:x1="4.408cm" svg:y1="16.668cm" svg:x2="4.238cm" svg:y2="16.229cm">
          <text:p/>
        </draw:line>
        <draw:line draw:style-name="gr2" draw:text-style-name="P21" svg:x1="4.408cm" svg:y1="16.668cm" svg:x2="4.843cm" svg:y2="16.839cm">
          <text:p/>
        </draw:line>
        <draw:line draw:style-name="gr2" draw:text-style-name="P21" svg:x1="1.256cm" svg:y1="15.154cm" svg:x2="1.756cm" svg:y2="15.654cm">
          <text:p/>
        </draw:line>
        <draw:path draw:style-name="gr17" draw:text-style-name="P21" svg:width="1.252cm" svg:height="3.226cm" draw:transform="skewX (0.000523598775598201) rotate (-0.108384946550014) translate (5.08353174454042cm 13.6453149451023cm)" svg:viewBox="0 0 1253 3227" svg:d="m0 10c275-52 588 107 673 377 69 221 57 458 75 691 18 223-17 479 141 662 154 179 349 360 363 637 14 286-111 553-307 709-184 147-446 60-661 141l-139-30">
          <text:p/>
        </draw:path>
        <draw:line draw:style-name="gr18" draw:text-style-name="P21" svg:x1="2.752cm" svg:y1="14.155cm" svg:x2="4.752cm" svg:y2="13.155cm">
          <text:p/>
        </draw:line>
        <draw:line draw:style-name="gr18" draw:text-style-name="P21" svg:x1="3.253cm" svg:y1="16.654cm" svg:x2="4.753cm" svg:y2="17.154cm">
          <text:p/>
        </draw:line>
        <draw:line draw:style-name="gr19" draw:text-style-name="P21" svg:x1="1.256cm" svg:y1="15.154cm" svg:x2="5.756cm" svg:y2="15.154cm">
          <text:p/>
        </draw:line>
        <draw:line draw:style-name="gr20" draw:text-style-name="P21" svg:x1="5.753cm" svg:y1="15.154cm" svg:x2="7.253cm" svg:y2="15.154cm">
          <text:p/>
        </draw:line>
        <draw:line draw:style-name="gr20" draw:text-style-name="P21" svg:x1="5.753cm" svg:y1="15.154cm" svg:x2="6.753cm" svg:y2="15.154cm">
          <text:p/>
        </draw:line>
        <draw:line draw:style-name="gr20" draw:text-style-name="P21" svg:x1="5.753cm" svg:y1="15.154cm" svg:x2="5.753cm" svg:y2="16.154cm">
          <text:p/>
        </draw:line>
        <draw:custom-shape draw:style-name="gr21" draw:text-style-name="P21" svg:width="0.1cm" svg:height="0.101cm" svg:x="5.654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1" svg:x1="5.753cm" svg:y1="15.154cm" svg:x2="6.753cm" svg:y2="16.154cm">
          <text:p/>
        </draw:line>
        <draw:line draw:style-name="gr13" draw:text-style-name="P21" svg:x1="5.753cm" svg:y1="16.154cm" svg:x2="6.753cm" svg:y2="16.154cm">
          <text:p/>
        </draw:line>
        <draw:line draw:style-name="gr13" draw:text-style-name="P21" svg:x1="6.754cm" svg:y1="15.154cm" svg:x2="6.754cm" svg:y2="16.154cm">
          <text:p/>
        </draw:line>
        <draw:line draw:style-name="gr20" draw:text-style-name="P21" svg:x1="5.753cm" svg:y1="15.154cm" svg:x2="4.253cm" svg:y2="15.154cm">
          <text:p/>
        </draw:line>
        <draw:frame draw:style-name="gr8" draw:text-style-name="P22" svg:width="0.489cm" svg:height="0.542cm" svg:x="2.964cm" svg:y="10.954cm">
          <draw:image xlink:href="Pictures/20000016000001E40000021302500B13.svm" xlink:type="simple" xlink:show="embed" xlink:actuate="onLoad">
            <text:p/>
          </draw:image>
        </draw:frame>
        <draw:frame draw:style-name="gr8" draw:text-style-name="P22" svg:width="0.574cm" svg:height="0.544cm" svg:x="3.253cm" svg:y="13.111cm">
          <draw:image xlink:href="Pictures/200000160000023C000002135AEAB89C.svm" xlink:type="simple" xlink:show="embed" xlink:actuate="onLoad">
            <text:p/>
          </draw:image>
        </draw:frame>
        <draw:frame draw:style-name="gr8" draw:text-style-name="P22" svg:width="0.576cm" svg:height="0.544cm" svg:x="3.678cm" svg:y="17.011cm">
          <draw:image xlink:href="Pictures/200000160000024400000213CCE11F63.svm" xlink:type="simple" xlink:show="embed" xlink:actuate="onLoad">
            <text:p/>
          </draw:image>
        </draw:frame>
        <draw:frame draw:style-name="gr8" draw:text-style-name="P22" svg:width="0.428cm" svg:height="0.484cm" svg:x="4.581cm" svg:y="16.353cm">
          <draw:image xlink:href="Pictures/2000000F000001AD000001D4C9CD1D09.svm" xlink:type="simple" xlink:show="embed" xlink:actuate="onLoad">
            <text:p/>
          </draw:image>
        </draw:frame>
        <draw:frame draw:style-name="gr8" draw:text-style-name="P22" svg:width="0.41cm" svg:height="0.484cm" svg:x="4.828cm" svg:y="13.171cm">
          <draw:image xlink:href="Pictures/2000000F0000019E000001D4935089CF.svm" xlink:type="simple" xlink:show="embed" xlink:actuate="onLoad">
            <text:p/>
          </draw:image>
        </draw:frame>
        <draw:frame draw:style-name="gr8" draw:text-style-name="P22" svg:width="0.602cm" svg:height="0.586cm" svg:x="4.527cm" svg:y="15.171cm">
          <draw:image xlink:href="Pictures/2000001D00000260000002471D2203DF.svm" xlink:type="simple" xlink:show="embed" xlink:actuate="onLoad">
            <text:p/>
          </draw:image>
        </draw:frame>
        <draw:frame draw:style-name="gr8" draw:text-style-name="P22" svg:width="0.798cm" svg:height="0.586cm" svg:x="7.028cm" svg:y="15.173cm">
          <draw:image xlink:href="Pictures/200000240000032B00000247D995B0A2.svm" xlink:type="simple" xlink:show="embed" xlink:actuate="onLoad">
            <text:p/>
          </draw:image>
        </draw:frame>
        <draw:frame draw:style-name="gr8" draw:text-style-name="P22" svg:width="0.604cm" svg:height="0.586cm" svg:x="4.527cm" svg:y="15.173cm">
          <draw:image xlink:href="Pictures/2000001D00000260000002471D2203DF.svm" xlink:type="simple" xlink:show="embed" xlink:actuate="onLoad">
            <text:p/>
          </draw:image>
        </draw:frame>
        <draw:frame draw:style-name="gr8" draw:text-style-name="P22" svg:width="0.909cm" svg:height="0.544cm" svg:x="5.95cm" svg:y="14.568cm">
          <draw:image xlink:href="Pictures/2000002B000003940000021B9A0C6C0B.svm" xlink:type="simple" xlink:show="embed" xlink:actuate="onLoad">
            <text:p/>
          </draw:image>
        </draw:frame>
        <draw:frame draw:style-name="gr8" draw:text-style-name="P22" svg:width="1.008cm" svg:height="0.542cm" svg:x="4.844cm" svg:y="15.812cm">
          <draw:image xlink:href="Pictures/2000002B000003F7000002137D55FEF7.svm" xlink:type="simple" xlink:show="embed" xlink:actuate="onLoad">
            <text:p/>
          </draw:image>
        </draw:frame>
        <draw:frame draw:style-name="gr8" draw:text-style-name="P22" svg:width="0.757cm" svg:height="0.544cm" svg:x="5.954cm" svg:y="15.353cm">
          <draw:image xlink:href="Pictures/20000024000002FA0000021349D9B414.svm" xlink:type="simple" xlink:show="embed" xlink:actuate="onLoad">
            <text:p/>
          </draw:image>
        </draw:frame>
      </draw:g>
      <text:p text:style-name="P1"><text:span text:style-name="T8">Билет 1</text:span><text:span text:style-name="T2">3</text:span><text:span text:style-name="T8">. </text:span><text:span text:style-name="T7">Работа силы тяжести, силы упругости. Потенциальная энергия. Консервативные силы. Работа силы трения. Неконсервативные силы. </text:span></text:p>
      <text:p text:style-name="P3">Работа силы тяжести</text:p>
      <text:p text:style-name="P10"><draw:g text:anchor-type="paragraph" draw:z-index="1" draw:style-name="gr1"><draw:line draw:style-name="gr2" draw:text-style-name="P21" svg:x1="0.822cm" svg:y1="7.47cm" svg:x2="7.322cm" svg:y2="7.47cm">
      <text:p/>
     </draw:line><draw:custom-shape draw:style-name="gr3" draw:text-style-name="P21" svg:width="6.501cm" svg:height="0.5cm" svg:x="0.819cm" svg:y="7.47cm">
      <text:p/>
      <draw:enhanced-geometry svg:viewBox="0 0 21600 21600" draw:type="rectangle" draw:enhanced-path="M 0 0 L 21600 0 21600 21600 0 21600 0 0 Z N"/>
     </draw:custom-shape><draw:line draw:style-name="gr4" draw:text-style-name="P21" svg:x1="6.821cm" svg:y1="7.47cm" svg:x2="6.821cm" svg:y2="0.47cm">
      <text:p/>
     </draw:line><draw:line draw:style-name="gr5" draw:text-style-name="P21" svg:x1="7.319cm" svg:y1="0.47cm" svg:x2="4.819cm" svg:y2="0.47cm">
      <text:p/>
     </draw:line><draw:line draw:style-name="gr5" draw:text-style-name="P21" svg:x1="7.318cm" svg:y1="2.47cm" svg:x2="3.318cm" svg:y2="2.47cm">
      <text:p/>
     </draw:line><draw:line draw:style-name="gr5" draw:text-style-name="P21" svg:x1="7.318cm" svg:y1="2.97cm" svg:x2="2.318cm" svg:y2="2.97cm">
      <text:p/>
     </draw:line><draw:line draw:style-name="gr5" draw:text-style-name="P21" svg:x1="7.318cm" svg:y1="5.97cm" svg:x2="4.318cm" svg:y2="5.97cm">
      <text:p/>
     </draw:line><draw:line draw:style-name="gr4" draw:text-style-name="P21" svg:x1="5.819cm" svg:y1="7.47cm" svg:x2="5.819cm" svg:y2="5.97cm">
      <text:p/>
     </draw:line><draw:line draw:style-name="gr6" draw:text-style-name="P21" svg:x1="3.318cm" svg:y1="2.47cm" svg:x2="2.318cm" svg:y2="2.97cm">
      <text:p/>
     </draw:line><draw:line draw:style-name="gr2" draw:text-style-name="P21" svg:x1="4.819cm" svg:y1="0.47cm" svg:x2="4.819cm" svg:y2="5.97cm">
      <text:p/>
     </draw:line><draw:path draw:style-name="gr7" draw:text-style-name="P21" svg:width="1.464cm" svg:height="2.04cm" draw:transform="rotate (3.1415926535892) translate (4.8116388889022cm 2.47099999999049cm)" svg:viewBox="0 0 1465 2041" svg:d="m0 2037c315 32 621-113 847-317 247-223 400-548 423-873 21-293 246-518 185-821v-26">
      <text:p/>
     </draw:path><draw:path draw:style-name="gr7" draw:text-style-name="P21" svg:width="2.72cm" svg:height="3.73cm" draw:transform="rotate (-2.78083309720323) translate (4.78495494515226cm 5.99083774495086cm)" svg:viewBox="0 0 2721 3731" svg:d="m1247 3667c306-32 664 175 914-23 222-176 250-510 323-783 77-286 256-543 235-845-27-364-381-517-653-670-248-140-532-179-802-274-352-125-144-545-261-806-118-263-535-309-845-233l-158-32">
      <text:p/>
     </draw:path><draw:line draw:style-name="gr6" draw:text-style-name="P21" svg:x1="3.318cm" svg:y1="2.47cm" svg:x2="3.318cm" svg:y2="3.97cm">
      <text:p/>
     </draw:line><draw:frame draw:style-name="gr8" draw:text-style-name="P22" svg:width="0.426cm" svg:height="0.482cm" svg:x="4.541cm" svg:y="0cm">
      <draw:image xlink:href="Pictures/2000000F000001A8000001D3C8D4A410.svm" xlink:type="simple" xlink:show="embed" xlink:actuate="onLoad">
       <text:p/>
      </draw:image>
     </draw:frame><draw:frame draw:style-name="gr8" draw:text-style-name="P22" svg:width="0.421cm" svg:height="0.482cm" svg:x="4.541cm" svg:y="5.9cm">
      <draw:image xlink:href="Pictures/2000000F000001A2000001D36F5DA952.svm" xlink:type="simple" xlink:show="embed" xlink:actuate="onLoad">
       <text:p/>
      </draw:image>
     </draw:frame><draw:frame draw:style-name="gr8" draw:text-style-name="P22" svg:width="0.558cm" svg:height="0.544cm" svg:x="6.892cm" svg:y="3.487cm">
      <draw:image xlink:href="Pictures/200000160000022F0000021203B184D9.svm" xlink:type="simple" xlink:show="embed" xlink:actuate="onLoad">
       <text:p/>
      </draw:image>
     </draw:frame><draw:frame draw:style-name="gr8" draw:text-style-name="P22" svg:width="0.56cm" svg:height="0.542cm" svg:x="5.791cm" svg:y="6.389cm">
      <draw:image xlink:href="Pictures/2000001600000235000002120D91C395.svm" xlink:type="simple" xlink:show="embed" xlink:actuate="onLoad">
       <text:p/>
      </draw:image>
     </draw:frame><draw:line draw:style-name="gr4" draw:text-style-name="P21" svg:x1="5.318cm" svg:y1="2.47cm" svg:x2="5.318cm" svg:y2="2.97cm">
      <text:p/>
     </draw:line><draw:frame draw:style-name="gr8" draw:text-style-name="P22" svg:width="0.865cm" svg:height="0.544cm" svg:x="5.46cm" svg:y="2.469cm">
      <draw:image xlink:href="Pictures/2000001D0000035E00000212ACD346FD.svm" xlink:type="simple" xlink:show="embed" xlink:actuate="onLoad">
       <text:p/>
      </draw:image>
     </draw:frame><draw:frame draw:style-name="gr8" draw:text-style-name="P22" svg:width="0.839cm" svg:height="0.542cm" svg:x="2.061cm" svg:y="2.27cm">
      <draw:image xlink:href="Pictures/200000240000034400000212AF2990E8.svm" xlink:type="simple" xlink:show="embed" xlink:actuate="onLoad">
       <text:p/>
      </draw:image>
     </draw:frame><draw:frame draw:style-name="gr8" draw:text-style-name="P22" svg:width="0.59cm" svg:height="0.544cm" svg:x="2.817cm" svg:y="2.469cm">
      <draw:image xlink:href="Pictures/2000001600000251000002122C45B4BF.svm" xlink:type="simple" xlink:show="embed" xlink:actuate="onLoad">
       <text:p/>
      </draw:image>
     </draw:frame><draw:frame draw:style-name="gr8" draw:text-style-name="P22" svg:width="0.812cm" svg:height="0.484cm" svg:x="2.48cm" svg:y="3.47cm">
      <draw:image xlink:href="Pictures/2000001D0000032B000001D340C81D7A.svm" xlink:type="simple" xlink:show="embed" xlink:actuate="onLoad">
       <text:p/>
      </draw:image>
     </draw:frame><draw:frame draw:style-name="gr8" draw:text-style-name="P22" svg:width="1.407cm" svg:height="0.482cm" svg:x="0.018cm" svg:y="7.07cm">
      <draw:image xlink:href="Pictures/2000001D0000057B000001D3C6DA3B03.svm" xlink:type="simple" xlink:show="embed" xlink:actuate="onLoad">
       <text:p/>
      </draw:image>
     </draw:frame>
    </draw:g>Пусть тело массой <text:span text:style-name="T1">m </text:span>перемещается по произвольной траектории из точки а в точку <text:span text:style-name="T1">b.</text:span></text:p>
      <text:p text:style-name="P10">Точка а - на высоте<draw:frame draw:style-name="fr1" draw:name="Объект4" text:anchor-type="as-char" svg:width="0.559cm" svg:height="0.529cm" draw:z-index="14"><draw:object xlink:href="./Object 4" xlink:type="simple" xlink:show="embed" xlink:actuate="onLoad"/><draw:image xlink:href="./ObjectReplacements/Object 4" xlink:type="simple" xlink:show="embed" xlink:actuate="onLoad"/>
    </draw:frame><text:span text:style-name="T1">, </text:span>тока <text:span text:style-name="T1">b —</text:span> на высоте<draw:frame draw:style-name="fr1" draw:name="Объект3" text:anchor-type="as-char" svg:width="0.564cm" svg:height="0.529cm" draw:z-index="15"><draw:object xlink:href="./Object 3" xlink:type="simple" xlink:show="embed" xlink:actuate="onLoad"/><draw:image xlink:href="./ObjectReplacements/Object 3" xlink:type="simple" xlink:show="embed" xlink:actuate="onLoad"/>
    </draw:frame><text:span text:style-name="T1">.</text:span></text:p>
      <text:p text:style-name="P10">Разобьем путь на малые прямолинейные участки<draw:frame draw:style-name="fr1" draw:name="Объект2" text:anchor-type="as-char" svg:width="0.836cm" svg:height="0.529cm" draw:z-index="11"><draw:object xlink:href="./Object 2" xlink:type="simple" xlink:show="embed" xlink:actuate="onLoad"/><draw:image xlink:href="./ObjectReplacements/Object 2" xlink:type="simple" xlink:show="embed" xlink:actuate="onLoad"/>
    </draw:frame><text:span text:style-name="T1">. </text:span>Тогда работа на каждом участке<draw:frame draw:style-name="fr1" draw:name="Объект1" text:anchor-type="as-char" svg:width="5.486cm" svg:height="0.529cm" draw:z-index="0"><draw:object xlink:href="./Object 1" xlink:type="simple" xlink:show="embed" xlink:actuate="onLoad"/><draw:image xlink:href="./ObjectReplacements/Object 1" xlink:type="simple" xlink:show="embed" xlink:actuate="onLoad"/>
    </draw:frame><text:span text:style-name="T1">.</text:span></text:p>
      <text:p text:style-name="P11"><draw:frame draw:style-name="fr1" draw:name="Объект5" text:anchor-type="as-char" svg:width="9.239cm" svg:height="0.586cm" draw:z-index="4"><draw:object xlink:href="./Object 5" xlink:type="simple" xlink:show="embed" xlink:actuate="onLoad"/><draw:image xlink:href="./ObjectReplacements/Object 5" xlink:type="simple" xlink:show="embed" xlink:actuate="onLoad"/>
    </draw:frame></text:p>
      <text:p text:style-name="P10">Работа силы тяжести зависит только от массы тела, начальной и конечной высоты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Работа силы упругости</text:p>
      <text:p text:style-name="P7">Тело закреплено на пружине жесткостью<draw:frame draw:style-name="fr1" draw:name="Объект26" text:anchor-type="as-char" svg:width="0.406cm" svg:height="0.467cm" draw:z-index="18"><draw:object xlink:href="./Object 29" xlink:type="simple" xlink:show="embed" xlink:actuate="onLoad"/><draw:image xlink:href="./ObjectReplacements/Object 29" xlink:type="simple" xlink:show="embed" xlink:actuate="onLoad"/>
    </draw:frame><text:span text:style-name="T1">, </text:span>растянутой на<draw:frame draw:style-name="fr1" draw:name="Объект25" text:anchor-type="as-char" svg:width="0.572cm" svg:height="0.529cm" draw:z-index="19"><draw:object xlink:href="./Object 28" xlink:type="simple" xlink:show="embed" xlink:actuate="onLoad"/><draw:image xlink:href="./ObjectReplacements/Object 28" xlink:type="simple" xlink:show="embed" xlink:actuate="onLoad"/>
    </draw:frame><text:span text:style-name="T1">. </text:span>Переведем в новое положение, при котором пружина растянута на<draw:frame draw:style-name="fr1" draw:name="Объект24" text:anchor-type="as-char" svg:width="0.577cm" svg:height="0.529cm" draw:z-index="20"><draw:object xlink:href="./Object 27" xlink:type="simple" xlink:show="embed" xlink:actuate="onLoad"/><draw:image xlink:href="./ObjectReplacements/Object 27" xlink:type="simple" xlink:show="embed" xlink:actuate="onLoad"/>
    </draw:frame><text:span text:style-name="T1">.</text:span></text:p>
      <text:p text:style-name="P7"><text:span text:style-name="T1"><draw:frame draw:style-name="fr1" draw:name="Объект27" text:anchor-type="as-char" svg:width="0.609cm" svg:height="0.529cm" draw:z-index="21"><draw:object xlink:href="./Object 30" xlink:type="simple" xlink:show="embed" xlink:actuate="onLoad"/><draw:image xlink:href="./ObjectReplacements/Object 30" xlink:type="simple" xlink:show="embed" xlink:actuate="onLoad"/>
     </draw:frame></text:span><text:span text:style-name="T1"> —</text:span> длина нерастянутой пружины.</text:p>
      <text:p text:style-name="P7">Рассмотрим бесконечно малое перемещение пружины<draw:frame draw:style-name="fr1" draw:name="Объект23" text:anchor-type="as-char" svg:width="0.836cm" svg:height="0.529cm" draw:z-index="22"><draw:object xlink:href="./Object 26" xlink:type="simple" xlink:show="embed" xlink:actuate="onLoad"/><draw:image xlink:href="./ObjectReplacements/Object 26" xlink:type="simple" xlink:show="embed" xlink:actuate="onLoad"/>
    </draw:frame><text:span text:style-name="T1">.</text:span></text:p>
      <text:p text:style-name="P7"><draw:frame draw:style-name="fr1" draw:name="Объект11" text:anchor-type="as-char" svg:width="8.331cm" svg:height="0.564cm" draw:z-index="23"><draw:object xlink:href="./Object 15" xlink:type="simple" xlink:show="embed" xlink:actuate="onLoad"/><draw:image xlink:href="./ObjectReplacements/Object 15" xlink:type="simple" xlink:show="embed" xlink:actuate="onLoad"/>
    </draw:frame></text:p>
      <text:p text:style-name="P7">Тогда <draw:frame draw:style-name="fr1" draw:name="Объект12" text:anchor-type="as-char" svg:width="3.519cm" svg:height="0.54cm" draw:z-index="24"><draw:object xlink:href="./Object 16" xlink:type="simple" xlink:show="embed" xlink:actuate="onLoad"/><draw:image xlink:href="./ObjectReplacements/Object 16" xlink:type="simple" xlink:show="embed" xlink:actuate="onLoad"/>
     <svg:desc>формула</svg:desc>
    </draw:frame></text:p>
      <text:p text:style-name="P12"><draw:frame draw:style-name="fr1" draw:name="Объект13" text:anchor-type="as-char" svg:width="5.237cm" svg:height="0.998cm" draw:z-index="25"><draw:object xlink:href="./Object 17" xlink:type="simple" xlink:show="embed" xlink:actuate="onLoad"/><draw:image xlink:href="./ObjectReplacements/Object 17" xlink:type="simple" xlink:show="embed" xlink:actuate="onLoad"/>
     <svg:desc>формула</svg:desc>
    </draw:frame></text:p>
      <text:p text:style-name="P10"><draw:frame draw:style-name="fr1" draw:name="Объект14" text:anchor-type="as-char" svg:width="3.953cm" svg:height="0.54cm" draw:z-index="26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</text:p>
      <text:p text:style-name="P10"><draw:frame draw:style-name="fr1" draw:name="Объект15" text:anchor-type="as-char" svg:width="11.546cm" svg:height="1.739cm" draw:z-index="27"><draw:object xlink:href="./Object 19" xlink:type="simple" xlink:show="embed" xlink:actuate="onLoad"/><draw:image xlink:href="./ObjectReplacements/Object 19" xlink:type="simple" xlink:show="embed" xlink:actuate="onLoad"/>
    </draw:frame></text:p>
      <text:p text:style-name="P12"><draw:frame draw:style-name="fr1" draw:name="Объект16" text:anchor-type="as-char" svg:width="10.024cm" svg:height="0.586cm" draw:z-index="28"><draw:object xlink:href="./Object 20" xlink:type="simple" xlink:show="embed" xlink:actuate="onLoad"/><draw:image xlink:href="./ObjectReplacements/Object 20" xlink:type="simple" xlink:show="embed" xlink:actuate="onLoad"/>
     <svg:desc>формула</svg:desc>
    </draw:frame></text:p>
      <text:p text:style-name="P9">Построим график зависимости</text:p>
      <text:p text:style-name="P7"><draw:g text:anchor-type="paragraph" draw:z-index="5" draw:style-name="gr1"><draw:line draw:style-name="gr22" draw:text-style-name="P21" svg:x1="0.867cm" svg:y1="4.026cm" svg:x2="0.867cm" svg:y2="0.026cm">
      <text:p/>
     </draw:line><draw:line draw:style-name="gr22" draw:text-style-name="P21" svg:x1="0.367cm" svg:y1="3.526cm" svg:x2="4.867cm" svg:y2="3.526cm">
      <text:p/>
     </draw:line><draw:line draw:style-name="gr2" draw:text-style-name="P21" svg:x1="0.867cm" svg:y1="3.523cm" svg:x2="3.367cm" svg:y2="1.023cm">
      <text:p/>
     </draw:line><draw:line draw:style-name="gr15" draw:text-style-name="P21" svg:x1="1.867cm" svg:y1="3.525cm" svg:x2="1.867cm" svg:y2="2.525cm">
      <text:p/>
     </draw:line><draw:line draw:style-name="gr15" draw:text-style-name="P21" svg:x1="0.867cm" svg:y1="2.525cm" svg:x2="1.867cm" svg:y2="2.525cm">
      <text:p/>
     </draw:line><draw:line draw:style-name="gr15" draw:text-style-name="P21" svg:x1="3.367cm" svg:y1="3.523cm" svg:x2="3.367cm" svg:y2="1.023cm">
      <text:p/>
     </draw:line><draw:line draw:style-name="gr15" draw:text-style-name="P21" svg:x1="0.867cm" svg:y1="1.023cm" svg:x2="3.367cm" svg:y2="1.023cm">
      <text:p/>
     </draw:line><draw:custom-shape draw:style-name="gr23" draw:text-style-name="P21" svg:width="0.251cm" svg:height="1.5cm" svg:x="2.367cm" svg:y="2.026cm">
      <text:p/>
      <draw:enhanced-geometry svg:viewBox="0 0 21600 21600" draw:type="rectangle" draw:enhanced-path="M 0 0 L 21600 0 21600 21600 0 21600 0 0 Z N"/>
     </draw:custom-shape><draw:frame draw:style-name="gr8" draw:text-style-name="P22" svg:width="0.809cm" svg:height="0.586cm" svg:x="0.06cm" svg:y="0.026cm">
      <draw:image xlink:href="Pictures/200000240000032B00000247D995B0A2.svm" xlink:type="simple" xlink:show="embed" xlink:actuate="onLoad">
       <text:p/>
      </draw:image>
     </draw:frame><draw:frame draw:style-name="gr8" draw:text-style-name="P22" svg:width="0.426cm" svg:height="0.482cm" svg:x="4.56cm" svg:y="3.626cm">
      <draw:image xlink:href="Pictures/2000000F000001AA000001D4A9E0EC10.svm" xlink:type="simple" xlink:show="embed" xlink:actuate="onLoad">
       <text:p/>
      </draw:image>
     </draw:frame><draw:frame draw:style-name="gr8" draw:text-style-name="P22" svg:width="0.426cm" svg:height="0.484cm" svg:x="0.443cm" svg:y="3.543cm">
      <draw:image xlink:href="Pictures/2000000F0000019E000001D4F62AE81B.svm" xlink:type="simple" xlink:show="embed" xlink:actuate="onLoad">
       <text:p/>
      </draw:image>
     </draw:frame><draw:frame draw:style-name="gr8" draw:text-style-name="P22" svg:width="0.65cm" svg:height="0.495cm" svg:x="2.067cm" svg:y="3.444cm">
      <draw:image xlink:href="Pictures/2000001D0000028B000001DFA873A8A7.svm" xlink:type="simple" xlink:show="embed" xlink:actuate="onLoad">
       <text:p/>
      </draw:image>
     </draw:frame><draw:frame draw:style-name="gr8" draw:text-style-name="P22" svg:width="0.401cm" svg:height="0.482cm" svg:x="1.969cm" svg:y="3.046cm">
      <draw:image xlink:href="Pictures/2000000F00000192000001D4534F761A.svm" xlink:type="simple" xlink:show="embed" xlink:actuate="onLoad">
       <text:p/>
      </draw:image>
     </draw:frame><draw:frame draw:style-name="gr8" draw:text-style-name="P22" svg:width="0.401cm" svg:height="0.482cm" svg:x="2.469cm" svg:y="3.046cm">
      <draw:image xlink:href="Pictures/2000000F0000018A000001D4DCDF689E.svm" xlink:type="simple" xlink:show="embed" xlink:actuate="onLoad">
       <text:p/>
      </draw:image>
     </draw:frame><draw:frame draw:style-name="gr8" draw:text-style-name="P22" svg:width="0.428cm" svg:height="0.482cm" svg:x="1.969cm" svg:y="1.746cm">
      <draw:image xlink:href="Pictures/2000000F000001AC000001D4EE06F2F6.svm" xlink:type="simple" xlink:show="embed" xlink:actuate="onLoad">
       <text:p/>
      </draw:image>
     </draw:frame><draw:frame draw:style-name="gr8" draw:text-style-name="P22" svg:width="0.387cm" svg:height="0.482cm" svg:x="2.469cm" svg:y="1.645cm">
      <draw:image xlink:href="Pictures/2000000F00000186000001D49081DE0F.svm" xlink:type="simple" xlink:show="embed" xlink:actuate="onLoad">
       <text:p/>
      </draw:image>
     </draw:frame><draw:frame draw:style-name="gr8" draw:text-style-name="P22" svg:width="0.461cm" svg:height="0.482cm" svg:x="1.466cm" svg:y="2.044cm">
      <draw:image xlink:href="Pictures/2000000F000001C2000001D44150D58D.svm" xlink:type="simple" xlink:show="embed" xlink:actuate="onLoad">
       <text:p/>
      </draw:image>
     </draw:frame><draw:frame draw:style-name="gr8" draw:text-style-name="P22" svg:width="0.41cm" svg:height="0.482cm" svg:x="3.267cm" svg:y="0.545cm">
      <draw:image xlink:href="Pictures/2000000F0000019D000001D4A465F43E.svm" xlink:type="simple" xlink:show="embed" xlink:actuate="onLoad">
       <text:p/>
      </draw:image>
     </draw:frame><draw:frame draw:style-name="gr8" draw:text-style-name="P22" svg:width="0.556cm" svg:height="0.495cm" svg:x="0.367cm" svg:y="0.843cm">
      <draw:image xlink:href="Pictures/2000001600000234000001DFD0EE1956.svm" xlink:type="simple" xlink:show="embed" xlink:actuate="onLoad">
       <text:p/>
      </draw:image>
     </draw:frame><draw:frame draw:style-name="gr8" draw:text-style-name="P22" svg:width="0.558cm" svg:height="0.496cm" svg:x="0.31cm" svg:y="2.226cm">
      <draw:image xlink:href="Pictures/200000160000022F000001DF523999E7.svm" xlink:type="simple" xlink:show="embed" xlink:actuate="onLoad">
       <text:p/>
      </draw:image>
     </draw:frame><draw:frame draw:style-name="gr8" draw:text-style-name="P22" svg:width="0.449cm" svg:height="0.496cm" svg:x="1.566cm" svg:y="3.43cm">
      <draw:image xlink:href="Pictures/20000016000001BF000001DF175A55FE.svm" xlink:type="simple" xlink:show="embed" xlink:actuate="onLoad">
       <text:p/>
      </draw:image>
     </draw:frame><draw:frame draw:style-name="gr8" draw:text-style-name="P22" svg:width="0.449cm" svg:height="0.495cm" svg:x="3.219cm" svg:y="3.427cm">
      <draw:image xlink:href="Pictures/20000016000001C4000001DFB8D04D59.svm" xlink:type="simple" xlink:show="embed" xlink:actuate="onLoad">
       <text:p/>
      </draw:image>
     </draw:frame>
    </draw:g><draw:frame draw:style-name="fr1" draw:name="Объект17" text:anchor-type="as-char" svg:width="4.417cm" svg:height="0.531cm" draw:z-index="29"><draw:object xlink:href="./Object 21" xlink:type="simple" xlink:show="embed" xlink:actuate="onLoad"/><draw:image xlink:href="./ObjectReplacements/Object 21" xlink:type="simple" xlink:show="embed" xlink:actuate="onLoad"/>
     <svg:desc>формула</svg:desc>
    </draw:frame></text:p>
      <text:p text:style-name="P7"><draw:frame draw:style-name="fr1" draw:name="Объект18" text:anchor-type="as-char" svg:width="4.747cm" svg:height="0.623cm" draw:z-index="30"><draw:object xlink:href="./Object 22" xlink:type="simple" xlink:show="embed" xlink:actuate="onLoad"/><draw:image xlink:href="./ObjectReplacements/Object 22" xlink:type="simple" xlink:show="embed" xlink:actuate="onLoad"/>
     <svg:desc>формула</svg:desc>
    </draw:frame><draw:frame draw:style-name="fr1" draw:name="Объект19" text:anchor-type="as-char" svg:width="1.55cm" svg:height="0.531cm" draw:z-index="31"><draw:object xlink:href="./Object 23" xlink:type="simple" xlink:show="embed" xlink:actuate="onLoad"/><draw:image xlink:href="./ObjectReplacements/Object 23" xlink:type="simple" xlink:show="embed" xlink:actuate="onLoad"/>
     <svg:desc>формула</svg:desc>
    </draw:frame></text:p>
      <text:p text:style-name="P7"><draw:frame draw:style-name="fr1" draw:name="Объект20" text:anchor-type="as-char" svg:width="6.421cm" svg:height="1.175cm" draw:z-index="32"><draw:object xlink:href="./Object 24" xlink:type="simple" xlink:show="embed" xlink:actuate="onLoad"/><draw:image xlink:href="./ObjectReplacements/Object 24" xlink:type="simple" xlink:show="embed" xlink:actuate="onLoad"/>
     <svg:desc>формула</svg:desc>
    </draw:frame></text:p>
      <text:p text:style-name="P7"><draw:frame draw:style-name="fr1" draw:name="Объект22" text:anchor-type="as-char" svg:width="2.923cm" svg:height="1.122cm" draw:z-index="33"><draw:object xlink:href="./Object 25" xlink:type="simple" xlink:show="embed" xlink:actuate="onLoad"/><draw:image xlink:href="./ObjectReplacements/Object 25" xlink:type="simple" xlink:show="embed" xlink:actuate="onLoad"/>
    </draw:frame></text:p>
      <text:p text:style-name="P7">Работа силы упругости зависит только от коэффициента жесткости, начального и конечного удлинений.</text:p>
      <text:p text:style-name="P2"><text:span text:style-name="T9">Консервативные силы (потенциальные)</text:span> — силы, работа которых не зависит от формы и длины траектории движения тел, а зависит только от начального и конечного их положений.</text:p>
      <text:list xml:id="list42740855" text:style-name="L1">
        <text:list-header>
          <text:p text:style-name="P16">Консервативные силы — силы, работы которых по замкнутой траектории (пути) равна 0.</text:p>
        </text:list-header>
      </text:list>
      <text:p text:style-name="P4">Сила тяжести и сила упругости — консервативные силы, так как их работа не зависит от траектории.</text:p>
      <text:p text:style-name="P2"><text:span text:style-name="T9">Неконсервативные силы (диссипативные) </text:span>— остальные.</text:p>
      <text:p text:style-name="P2"><text:span text:style-name="T9">Диссипативные силы</text:span> — силы, полная работа которых при движении системы всегда отрицательна.</text:p>
      <text:p text:style-name="P4"><text:span text:style-name="T5">Потенциальная энергия</text:span> — энергия взаимодействия тел.</text:p>
      <text:p text:style-name="P9">Примеры: гравитационная <draw:frame draw:style-name="fr1" draw:name="Объект28" text:anchor-type="as-char" svg:width="2.025cm" svg:height="0.792cm" draw:z-index="34"><draw:object xlink:href="./Object 31" xlink:type="simple" xlink:show="embed" xlink:actuate="onLoad"/><draw:image xlink:href="./ObjectReplacements/Object 31" xlink:type="simple" xlink:show="embed" xlink:actuate="onLoad"/>
     <svg:desc>формула</svg:desc>
    </draw:frame>, электромагнитная<text:span text:style-name="T4"> - </text:span><text:span text:style-name="T4"><draw:frame draw:style-name="fr1" draw:name="Объект53" text:anchor-type="as-char" svg:width="1.358cm" svg:height="0.79cm" draw:z-index="6"><draw:object xlink:href="./Object 6" xlink:type="simple" xlink:show="embed" xlink:actuate="onLoad"/><draw:image xlink:href="./ObjectReplacements/Object 6" xlink:type="simple" xlink:show="embed" xlink:actuate="onLoad"/>
      <svg:desc>формула</svg:desc>
     </draw:frame></text:span><text:span text:style-name="T4">, упругая деформация </text:span><text:span text:style-name="T4"><draw:frame draw:style-name="fr1" draw:name="Объект54" text:anchor-type="as-char" svg:width="1.954cm" svg:height="1.058cm" draw:z-index="7"><draw:object xlink:href="./Object 7" xlink:type="simple" xlink:show="embed" xlink:actuate="onLoad"/><draw:image xlink:href="./ObjectReplacements/Object 7" xlink:type="simple" xlink:show="embed" xlink:actuate="onLoad"/>
      <svg:desc>формула</svg:desc>
     </draw:frame></text:span><text:span text:style-name="T4">, в однородном поле — сила тяжести </text:span><text:span text:style-name="T4"><draw:frame draw:style-name="fr1" draw:name="Объект55" text:anchor-type="as-char" svg:width="1.755cm" svg:height="0.531cm" draw:z-index="8"><draw:object xlink:href="./Object 8" xlink:type="simple" xlink:show="embed" xlink:actuate="onLoad"/><draw:image xlink:href="./ObjectReplacements/Object 8" xlink:type="simple" xlink:show="embed" xlink:actuate="onLoad"/>
      <svg:desc>формула</svg:desc>
     </draw:frame></text:span><text:span text:style-name="T4">.</text:span></text:p>
      <text:p text:style-name="P4"><text:soft-page-break/>Потенциальная энергия системы — функция координаты и определят только положение тела.</text:p>
      <text:p text:style-name="P17">Теорема об изменении потенциальной энергии</text:p>
      <text:p text:style-name="P9">Изменение потенциальной энергии взятое с противоположным знаком равно работе консервативных сил.<draw:frame draw:style-name="fr1" draw:name="Объект6" text:anchor-type="as-char" svg:width="2.884cm" svg:height="0.531cm" draw:z-index="9"><draw:object xlink:href="./Object 9" xlink:type="simple" xlink:show="embed" xlink:actuate="onLoad"/><draw:image xlink:href="./ObjectReplacements/Object 9" xlink:type="simple" xlink:show="embed" xlink:actuate="onLoad"/>
    </draw:frame></text:p>
      <text:p text:style-name="P9">Д-во:</text:p>
      <text:p text:style-name="P9">Работа консервативных сил зависит от начального и конечного положений. Тогда их работа зависит от того же. Изменение потенциальной энергии зависит от начального и конечного положений.</text:p>
      <text:p text:style-name="P4"/>
      <text:p text:style-name="P5"><text:span text:style-name="T6">Закон изменения полной механической энергии системы тел</text:span><text:span text:style-name="T3"> –</text:span> <text:span text:style-name="T3">изменение полной механической энергии системы тел равно сумме работ всех внешних и внутренних неконсервативных сил, действующих на систему.</text:span></text:p>
      <text:p text:style-name="P4"><draw:frame draw:style-name="fr1" draw:name="Объект7" text:anchor-type="as-char" svg:width="4.743cm" svg:height="0.529cm" draw:z-index="17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</text:p>
      <text:p text:style-name="P4"><draw:frame draw:style-name="fr2" draw:name="Объект21" text:anchor-type="paragraph" svg:x="0.201cm" svg:y="0cm" svg:width="8.119cm" svg:height="2.739cm" draw:z-index="10"><draw:object xlink:href="./Object 10" xlink:type="simple" xlink:show="embed" xlink:actuate="onLoad"/><draw:image xlink:href="./ObjectReplacements/Object 10" xlink:type="simple" xlink:show="embed" xlink:actuate="onLoad"/>
    </draw:frame><draw:g text:anchor-type="paragraph" draw:z-index="2" draw:style-name="gr1"><draw:line draw:style-name="gr9" draw:text-style-name="P21" svg:x1="0.912cm" svg:y1="7.472cm" svg:x2="7.407cm" svg:y2="3.722cm">
      <text:p/>
     </draw:line><draw:custom-shape draw:style-name="gr3" draw:text-style-name="P21" svg:width="6.501cm" svg:height="0.5cm" draw:transform="rotate (0.5235987755982) translate (1.34055555555556cm 7.223125cm)">
      <text:p/>
      <draw:enhanced-geometry svg:viewBox="0 0 21600 21600" draw:type="rectangle" draw:enhanced-path="M 0 0 L 21600 0 21600 21600 0 21600 0 0 Z N"/>
     </draw:custom-shape><draw:custom-shape draw:style-name="gr10" draw:text-style-name="P21" svg:width="1.001cm" svg:height="1.001cm" draw:transform="rotate (0.5235987755982) translate (1.27705555555556cm 6.10481944444445cm)">
      <text:p/>
      <draw:enhanced-geometry svg:viewBox="0 0 21600 21600" draw:type="rectangle" draw:enhanced-path="M 0 0 L 21600 0 21600 21600 0 21600 0 0 Z N"/>
     </draw:custom-shape><draw:custom-shape draw:style-name="gr11" draw:text-style-name="P21" svg:width="1.001cm" svg:height="1.001cm" draw:transform="rotate (0.5235987755982) translate (5.17172222222222cm 3.85586111111111cm)">
      <text:p/>
      <draw:enhanced-geometry svg:viewBox="0 0 21600 21600" draw:type="rectangle" draw:enhanced-path="M 0 0 L 21600 0 21600 21600 0 21600 0 0 Z N"/>
     </draw:custom-shape><draw:line draw:style-name="gr12" draw:text-style-name="P21" svg:x1="0.912cm" svg:y1="7.472cm" svg:x2="1.778cm" svg:y2="6.972cm">
      <text:p/>
     </draw:line><draw:line draw:style-name="gr12" draw:text-style-name="P21" svg:x1="4.805cm" svg:y1="5.222cm" svg:x2="5.671cm" svg:y2="4.722cm">
      <text:p/>
     </draw:line><draw:line draw:style-name="gr13" draw:text-style-name="P21" svg:x1="1.958cm" svg:y1="6.29cm" svg:x2="2.708cm" svg:y2="7.589cm">
      <text:p/>
     </draw:line><draw:line draw:style-name="gr13" draw:text-style-name="P21" svg:x1="5.856cm" svg:y1="4.04cm" svg:x2="6.606cm" svg:y2="5.339cm">
      <text:p/>
     </draw:line><draw:line draw:style-name="gr4" draw:text-style-name="P21" svg:x1="2.707cm" svg:y1="7.588cm" svg:x2="6.604cm" svg:y2="5.338cm">
      <text:p/>
     </draw:line><draw:frame draw:style-name="gr8" draw:text-style-name="P22" svg:width="1.011cm" svg:height="0.488cm" draw:transform="rotate (0.5235987755982) translate (4.37268055555556cm 6.64809722222222cm)">
      <draw:image xlink:href="Pictures/2000002B00000401000001D6E9B95186.svm" xlink:type="simple" xlink:show="embed" xlink:actuate="onLoad">
       <text:p/>
      </draw:image>
     </draw:frame><draw:frame draw:style-name="gr8" draw:text-style-name="P22" svg:width="0.84cm" svg:height="0.586cm" draw:transform="rotate (0.5235987755982) translate (4.27390277777778cm 4.69370833333333cm)">
      <draw:image xlink:href="Pictures/2000001D00000358000002470C4230EC.svm" xlink:type="simple" xlink:show="embed" xlink:actuate="onLoad">
       <text:p/>
      </draw:image>
     </draw:frame><draw:frame draw:style-name="gr8" draw:text-style-name="P22" svg:width="0.498cm" svg:height="0.482cm" draw:transform="rotate (0.5235987755982) translate (0.959555555555556cm 7.55826388888889cm)">
      <draw:image xlink:href="Pictures/2000000F000001FB000001D3BF0C5E31.svm" xlink:type="simple" xlink:show="embed" xlink:actuate="onLoad">
       <text:p/>
      </draw:image>
     </draw:frame><draw:frame draw:style-name="gr8" draw:text-style-name="P22" svg:width="0.419cm" svg:height="0.482cm" draw:transform="rotate (0.5235987755982) translate (7.05202777777778cm 3.94581944444444cm)">
      <draw:image xlink:href="Pictures/2000000F000001A9000001D3CCC200A4.svm" xlink:type="simple" xlink:show="embed" xlink:actuate="onLoad">
       <text:p/>
      </draw:image>
     </draw:frame><draw:frame draw:style-name="gr8" draw:text-style-name="P22" svg:width="0.84cm" svg:height="0.585cm" draw:transform="rotate (0.5235987755982) translate (0.271638888888889cm 7.0485cm)">
      <draw:image xlink:href="Pictures/2000001D00000358000002470C4230EC.svm" xlink:type="simple" xlink:show="embed" xlink:actuate="onLoad">
       <text:p/>
      </draw:image>
     </draw:frame>
    </draw:g></text:p>
      <text:p text:style-name="P6"/>
      <text:p text:style-name="P6"/>
      <text:p text:style-name="P6"/>
      <text:p text:style-name="P6"/>
      <text:p text:style-name="P6"/>
      <text:p text:style-name="P6"/>
      <text:p text:style-name="P6">Работа силы трения</text:p>
      <text:p text:style-name="P13">Разбили всю траекторию на прямолинейные отрезки.</text:p>
      <text:p text:style-name="P13"><draw:frame draw:style-name="fr1" draw:name="Объект8" text:anchor-type="as-char" svg:width="8.204cm" svg:height="0.529cm" draw:z-index="12"><draw:object xlink:href="./Object 12" xlink:type="simple" xlink:show="embed" xlink:actuate="onLoad"/><draw:image xlink:href="./ObjectReplacements/Object 12" xlink:type="simple" xlink:show="embed" xlink:actuate="onLoad"/>
    </draw:frame></text:p>
      <text:p text:style-name="P14"><text:span text:style-name="T3"><draw:frame draw:style-name="fr1" draw:name="Объект10" text:anchor-type="as-char" svg:width="0.466cm" svg:height="0.467cm" draw:z-index="16"><draw:object xlink:href="./Object 14" xlink:type="simple" xlink:show="embed" xlink:actuate="onLoad"/><draw:image xlink:href="./ObjectReplacements/Object 14" xlink:type="simple" xlink:show="embed" xlink:actuate="onLoad"/>
     </draw:frame></text:span>- <text:span text:style-name="T3">угол наклона плоскости.</text:span></text:p>
      <text:p text:style-name="P13">Сила трения зависит от массы тела</text:p>
      <text:p text:style-name="P13"><draw:frame draw:style-name="fr1" draw:name="Объект9" text:anchor-type="as-char" svg:width="4.87cm" svg:height="0.619cm" draw:z-index="13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</text:p>
      <text:p text:style-name="P13">Работа силы трения зависит от длины траектории.</text:p>
      <text:p text:style-name="P13">Следовательно сила трения — некосервативная сила.</text:p>
      <text:p text:style-name="P13"/>
      <text:p text:style-name="P13"/>
      <text:p text:style-name="P9">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Symmetric_20_Arrow" draw:display-name="Symmetric Arrow" svg:viewBox="0 0 1131 902" svg:d="m564 0-564 902h1131z"/>
    <draw:marker draw:name="Стили_20_стрелок_20_1" draw:display-name="Стили стрелок 1" svg:viewBox="0 0 1131 902" svg:d="m564 0-564 902h1131z"/>
    <draw:marker draw:name="Стили_20_стрелок_20_3" draw:display-name="Стили стрелок 3" svg:viewBox="0 0 1013 1130" svg:d="m1009 1050-449-1008-22-30-29-12-34 12-21 26-449 1012-5 13v8l5 21 12 21 17 13 21 4h903l21-4 21-13 9-21 4-21v-8z"/>
    <draw:marker draw:name="Стили_20_стрелок_20_5" draw:display-name="Стили стрелок 5" svg:viewBox="0 0 836 110" svg:d="m0 0h278 278 280v36 36 38h-278-278-280v-36-36z"/>
    <draw:stroke-dash draw:name="Fine_20_Dashed_20__28_var_29_" draw:display-name="Fine Dashed (var)" draw:style="rect" draw:dots1="1" draw:dots1-length="112%" draw:distance="112%"/>
    <draw:stroke-dash draw:name="Fine_20_Dotted" draw:display-name="Fine Dotted" draw:style="rect" draw:dots1="1" draw:distance="0.259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94cm" fo:margin-left="0.953cm" fo:margin-right="0.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6T16:39:13.43</meta:creation-date>
    <dc:date>2017-03-19T23:07:57.42</dc:date>
    <meta:editing-duration>P1DT20M47S</meta:editing-duration>
    <meta:editing-cycles>7</meta:editing-cycles>
    <meta:generator>OpenOffice.org/3.3$Win32 OpenOffice.org_project/330m20$Build-9567</meta:generator>
    <meta:print-date>2017-03-06T18:56:24.14</meta:print-date>
    <meta:document-statistic meta:table-count="0" meta:image-count="0" meta:object-count="31" meta:page-count="2" meta:paragraph-count="46" meta:word-count="321" meta:character-count="2272"/>
  </office:meta>
</office:document-meta>
</file>

<file path=Object 1/content.xml><?xml version="1.0" encoding="utf-8"?>
<math xmlns="http://www.w3.org/1998/Math/MathML">
  <semantics>
    <mrow>
      <mo stretchy="false">Δ</mo>
      <mrow>
        <msub>
          <mi>A</mi>
          <mi>i</mi>
        </msub>
        <mo stretchy="false">=</mo>
        <mrow>
          <mi mathvariant="italic">mg</mi>
          <mo stretchy="false">⋅</mo>
          <mo stretchy="false">Δ</mo>
        </mrow>
      </mrow>
      <mrow>
        <msub>
          <mi>r</mi>
          <mi>i</mi>
        </msub>
        <mo stretchy="false">⋅</mo>
        <mi>cos</mi>
      </mrow>
      <mrow>
        <msub>
          <mo stretchy="false">α</mo>
          <mi>i</mi>
        </msub>
        <mo stretchy="false">=</mo>
        <mrow>
          <mi mathvariant="italic">mg</mi>
          <mo stretchy="false">⋅</mo>
          <mo stretchy="false">Δ</mo>
        </mrow>
      </mrow>
      <msub>
        <mi>h</mi>
        <mi>i</mi>
      </msub>
    </mrow>
    <annotation encoding="StarMath 5.0"> %DELTA A_i = mg cdot  %DELTA r_i cdot cos %ialpha_i = mg cdot %DELTA h_i</annotation>
  </semantics>
</math>
</file>

<file path=Object 10/content.xml><?xml version="1.0" encoding="utf-8"?>
<math xmlns="http://www.w3.org/1998/Math/MathML">
  <semantics>
    <mtable>
      <mtr>
        <mtd>
          <mrow>
            <mi>A</mi>
            <mo stretchy="false">=</mo>
            <mrow>
              <mrow>
                <msub>
                  <mi>A</mi>
                  <mi mathvariant="italic">к.с</mi>
                </msub>
                <mo stretchy="false">+</mo>
                <msub>
                  <mi>А</mi>
                  <mi mathvariant="italic">н.к.с</mi>
                </msub>
              </mrow>
              <mo stretchy="false">+</mo>
              <msub>
                <mi>A</mi>
                <mi mathvariant="italic">внешн.сил</mi>
              </msub>
            </mrow>
          </mrow>
        </mtd>
      </mtr>
      <mtr>
        <mtd>
          <mrow>
            <mrow>
              <mi>A</mi>
              <mo stretchy="false">=</mo>
              <mo stretchy="false">Δ</mo>
            </mrow>
            <msub>
              <mi>E</mi>
              <mi>к</mi>
            </msub>
            <mi/>
            <mrow>
              <msub>
                <mi>A</mi>
                <mi mathvariant="italic">к.с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п</mi>
            </msub>
          </mrow>
        </mtd>
      </mtr>
      <mtr>
        <mtd>
          <mrow>
            <mo stretchy="false">Δ</mo>
            <mrow>
              <msub>
                <mi>E</mi>
                <mi>к</mi>
              </msub>
              <mo stretchy="false">=</mo>
              <mrow>
                <msub>
                  <mi>А</mi>
                  <mi mathvariant="italic">н.к.с</mi>
                </msub>
                <mo stretchy="false">−</mo>
                <mo stretchy="false">Δ</mo>
              </mrow>
            </mrow>
            <mrow>
              <msub>
                <mi>E</mi>
                <mi>п</mi>
              </msub>
              <mo stretchy="false">+</mo>
              <msub>
                <mi>A</mi>
                <mi mathvariant="italic">внешн.сил</mi>
              </msub>
            </mrow>
          </mrow>
        </mtd>
      </mtr>
      <mtr>
        <mtd>
          <mrow>
            <mrow>
              <msub>
                <mi>E</mi>
                <mrow>
                  <mi>к</mi>
                  <mi/>
                  <mi mathvariant="italic">кон</mi>
                </mrow>
              </msub>
              <mo stretchy="false">−</mo>
              <msub>
                <mi>Е</mi>
                <mrow>
                  <mi>к</mi>
                  <mi/>
                  <mi mathvariant="italic">нач</mi>
                </mrow>
              </msub>
            </mrow>
            <mo stretchy="false">=</mo>
            <mrow>
              <mrow>
                <msub>
                  <mi>А</mi>
                  <mi mathvariant="italic">н.к.с</mi>
                </msub>
                <mo stretchy="false">+</mo>
                <msub>
                  <mi>A</mi>
                  <mi mathvariant="italic">внешн.сил</mi>
                </msub>
              </mrow>
              <mo stretchy="false">−</mo>
              <mrow>
                <mo stretchy="false">(</mo>
                <mrow>
                  <msub>
                    <mi>Е</mi>
                    <mrow>
                      <mi>п</mi>
                      <mi/>
                      <mi mathvariant="italic">кон</mi>
                    </mrow>
                  </msub>
                  <mo stretchy="false">−</mo>
                  <msub>
                    <mi>Е</mi>
                    <mrow>
                      <mi>п</mi>
                      <mi/>
                      <mi mathvariant="italic">нач</mi>
                    </mrow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sub>
                  <mi>Е</mi>
                  <mi mathvariant="italic">кон</mi>
                </msub>
                <mo stretchy="false">−</mo>
                <msub>
                  <mi>Е</mi>
                  <mi mathvariant="italic">нач</mi>
                </msub>
              </mrow>
              <mo stretchy="false">=</mo>
              <mo stretchy="false">Δ</mo>
            </mrow>
            <mrow>
              <mi>E</mi>
              <mo stretchy="false">=</mo>
              <mrow>
                <msub>
                  <mi>А</mi>
                  <mi mathvariant="italic">н.к.с</mi>
                </msub>
                <mo stretchy="false">+</mo>
                <msub>
                  <mi>A</mi>
                  <mi mathvariant="italic">внешн.сил</mi>
                </msub>
              </mrow>
            </mrow>
          </mrow>
        </mtd>
      </mtr>
    </mtable>
    <annotation encoding="StarMath 5.0">alignl A=A_к.с +А_н.к.с+A_внешн.сил newline
alignl A=%DELTA E_к~~A_к.с=-%DELTA E_п newline
alignl %DELTA E_к = А_н.к.с-%DELTA E_п +A_внешн.сил newline
alignl E_{к` кон} - Е_{к `нач} = А_н.к.с + A_внешн.сил -(Е  _{п `кон} - Е_{п `нач}) newline
Е_кон - Е_нач =%DELTA E= А_н.к.с +A_внешн.сил</annotation>
  </semantics>
</math>
</file>

<file path=Object 11/content.xml><?xml version="1.0" encoding="utf-8"?>
<math xmlns="http://www.w3.org/1998/Math/MathML">
  <semantics>
    <mrow>
      <mo stretchy="false">Δ</mo>
      <mrow>
        <mi>E</mi>
        <mo stretchy="false">=</mo>
        <msub>
          <mi>A</mi>
          <mrow>
            <mi mathvariant="italic">внешн.</mi>
            <mi>и</mi>
            <mi/>
            <mi mathvariant="italic">внутр.неконсерв.</mi>
            <mi mathvariant="italic">сил</mi>
          </mrow>
        </msub>
      </mrow>
    </mrow>
    <annotation encoding="StarMath 5.0">%DELTA E = A_{внешн. и `внутр.неконсерв. сил} </annotation>
  </semantics>
</math>
</file>

<file path=Object 12/content.xml><?xml version="1.0" encoding="utf-8"?>
<math xmlns="http://www.w3.org/1998/Math/MathML">
  <semantics>
    <mrow>
      <mrow>
        <msub>
          <mi>F</mi>
          <mi mathvariant="italic">тр</mi>
        </msub>
        <mo stretchy="false">=</mo>
        <mo stretchy="false">μ</mo>
      </mrow>
      <mrow>
        <mi>N</mi>
        <mo stretchy="false">=</mo>
        <mo stretchy="false">μ</mo>
      </mrow>
      <mi>m</mi>
      <mi>g</mi>
      <mi>cos</mi>
      <mo stretchy="false">α</mo>
      <mi/>
      <mrow>
        <mo stretchy="false">(</mo>
        <mrow>
          <mi mathvariant="italic">II</mi>
          <mi mathvariant="italic">закон</mi>
          <mi mathvariant="italic">Ньютона</mi>
        </mrow>
        <mo stretchy="false">)</mo>
      </mrow>
    </mrow>
    <annotation encoding="StarMath 5.0">{F}_тр=%imu N=%imu m g cos %ialpha~~(II закон Ньютона)</annotation>
  </semantics>
</math>
</file>

<file path=Object 13/content.xml><?xml version="1.0" encoding="utf-8"?>
<math xmlns="http://www.w3.org/1998/Math/MathML">
  <semantics>
    <mrow>
      <mrow>
        <msub>
          <mi>А</mi>
          <msub>
            <mi>F</mi>
            <mi mathvariant="italic">тр</mi>
          </msub>
        </msub>
        <mo stretchy="false">=</mo>
        <mrow>
          <mover accent="true">
            <msub>
              <mi>F</mi>
              <mi mathvariant="italic">тр</mi>
            </msub>
            <mo stretchy="false">⃗</mo>
          </mover>
          <mo stretchy="false">⋅</mo>
          <mo stretchy="false">Δ</mo>
        </mrow>
      </mrow>
      <mrow>
        <mover accent="true">
          <mi>r</mi>
          <mo stretchy="false">⃗</mo>
        </mover>
        <mo stretchy="false">=</mo>
        <mrow>
          <mrow>
            <mo stretchy="false">−</mo>
            <msub>
              <mi>F</mi>
              <mi mathvariant="italic">тр</mi>
            </msub>
          </mrow>
          <mo stretchy="false">⋅</mo>
          <mfenced open="∣" close="∣">
            <mrow>
              <mo stretchy="false">Δ</mo>
              <mover accent="true">
                <mi>r</mi>
                <mo stretchy="false">⃗</mo>
              </mover>
            </mrow>
          </mfenced>
        </mrow>
      </mrow>
    </mrow>
    <annotation encoding="StarMath 5.0">А_{F_тр}=vec F_тр cdot %DELTA vec r = - F_тр cdot abs{%DELTA vec r}</annotation>
  </semantics>
</math>
</file>

<file path=Object 14/content.xml><?xml version="1.0" encoding="utf-8"?>
<math xmlns="http://www.w3.org/1998/Math/MathML">
  <semantics>
    <mo stretchy="false">α</mo>
    <annotation encoding="StarMath 5.0">%ialpha</annotation>
  </semantics>
</math>
</file>

<file path=Object 15/content.xml><?xml version="1.0" encoding="utf-8"?>
<math xmlns="http://www.w3.org/1998/Math/MathML">
  <semantics>
    <mrow>
      <mstyle mathsize="8pt">
        <mrow>
          <mo stretchy="false">Δ</mo>
        </mrow>
      </mstyle>
      <mrow>
        <msub>
          <mover accent="true">
            <mi>r</mi>
            <mo stretchy="false">⃗</mo>
          </mover>
          <mi>i</mi>
        </msub>
        <mo stretchy="false">=</mo>
        <mstyle mathsize="8pt">
          <mrow>
            <mo stretchy="false">Δ</mo>
          </mrow>
        </mstyle>
      </mrow>
      <mrow>
        <msub>
          <mover accent="true">
            <mi>r</mi>
            <mo stretchy="false">⃗</mo>
          </mover>
          <mrow>
            <mi>i</mi>
            <mo stretchy="false">∥</mo>
            <mi/>
          </mrow>
        </msub>
        <mo stretchy="false">+</mo>
        <mstyle mathsize="8pt">
          <mrow>
            <mo stretchy="false">Δ</mo>
          </mrow>
        </mstyle>
      </mrow>
      <msub>
        <mover accent="true">
          <mi>r</mi>
          <mo stretchy="false">⃗</mo>
        </mover>
        <mrow>
          <mi>i</mi>
          <mo stretchy="false">⊥</mo>
          <mi/>
        </mrow>
      </msub>
      <mi/>
      <mstyle mathsize="8pt">
        <mrow>
          <mo stretchy="false">Δ</mo>
        </mrow>
      </mstyle>
      <mrow>
        <mrow>
          <msub>
            <mover accent="true">
              <mi>r</mi>
              <mo stretchy="false">⃗</mo>
            </mover>
            <mrow>
              <mi>i</mi>
              <mo stretchy="false">∥</mo>
              <mi/>
            </mrow>
          </msub>
          <mo stretchy="false">∥</mo>
          <mtext>{ось пружины}</mtext>
        </mrow>
        <mo stretchy="false">⊥</mo>
        <mstyle mathsize="8pt">
          <mrow>
            <mo stretchy="false">Δ</mo>
          </mrow>
        </mstyle>
      </mrow>
      <msub>
        <mover accent="true">
          <mi>r</mi>
          <mo stretchy="false">⃗</mo>
        </mover>
        <mrow>
          <mi>i</mi>
          <mo stretchy="false">⊥</mo>
          <mi/>
        </mrow>
      </msub>
    </mrow>
    <annotation encoding="StarMath 5.0">size 8{ %DELTA} {vec r}_{i  }= size 8{ %DELTA} {vec r}_{i parallel ` }+size 8{ %DELTA} {vec r}_{i  ortho ` }~~~size 8{ %DELTA} {vec r}_{i parallel ` } parallel "{ось пружины}"ortho size 8{ %DELTA} {vec r}_{i  ortho ` }</annotation>
  </semantics>
</math>
</file>

<file path=Object 16/content.xml><?xml version="1.0" encoding="utf-8"?>
<math xmlns="http://www.w3.org/1998/Math/MathML">
  <semantics>
    <mrow>
      <mo stretchy="false">Δ</mo>
      <mrow>
        <msub>
          <mi>A</mi>
          <mi>i</mi>
        </msub>
        <mo stretchy="false">=</mo>
        <mo stretchy="false">Δ</mo>
      </mrow>
      <mrow>
        <msub>
          <mi>A</mi>
          <mrow>
            <mi>i</mi>
            <mo stretchy="false">∥</mo>
            <mi/>
          </mrow>
        </msub>
        <mo stretchy="false">+</mo>
        <mo stretchy="false">Δ</mo>
      </mrow>
      <msub>
        <mi>A</mi>
        <mrow>
          <mi>i</mi>
          <mo stretchy="false">⊥</mo>
          <mi/>
        </mrow>
      </msub>
    </mrow>
    <annotation encoding="StarMath 5.0">%DELTA A_i = %DELTA A_{i parallel`} + %DELTA A_{i ortho`}</annotation>
  </semantics>
</math>
</file>

<file path=Object 17/content.xml><?xml version="1.0" encoding="utf-8"?>
<math xmlns="http://www.w3.org/1998/Math/MathML">
  <semantics>
    <mrow>
      <mo stretchy="false">Δ</mo>
      <mrow>
        <msub>
          <mi>A</mi>
          <mrow>
            <mi>i</mi>
            <mo stretchy="false">⊥</mo>
            <mi/>
          </mrow>
        </msub>
        <mo stretchy="false">=</mo>
        <mo stretchy="false">Δ</mo>
      </mrow>
      <mrow>
        <mrow>
          <msub>
            <mover accent="true">
              <mi>r</mi>
              <mo stretchy="false">⃗</mo>
            </mover>
            <mrow>
              <mi>i</mi>
              <mo stretchy="false">⊥</mo>
              <mi/>
            </mrow>
          </msub>
          <mo stretchy="false">⋅</mo>
          <mover accent="true">
            <msub>
              <mi>F</mi>
              <mi>i</mi>
            </msub>
            <mo stretchy="false">⃗</mo>
          </mover>
        </mrow>
        <mo stretchy="false">⋅</mo>
        <mi>cos</mi>
      </mrow>
      <mrow>
        <mrow>
          <mo stretchy="false">(</mo>
          <mrow>
            <mfrac>
              <mn>1</mn>
              <mn>2</mn>
            </mfrac>
            <mo stretchy="false">π</mo>
          </mrow>
          <mo stretchy="false">)</mo>
        </mrow>
        <mo stretchy="false">=</mo>
        <mn>0</mn>
      </mrow>
    </mrow>
    <annotation encoding="StarMath 5.0"> %DELTA A_{i ortho`}=%DELTA {vec r}_{i ortho`} cdot vec F_i cdot cos (1 over 2 %pi)=0</annotation>
  </semantics>
</math>
</file>

<file path=Object 18/content.xml><?xml version="1.0" encoding="utf-8"?>
<math xmlns="http://www.w3.org/1998/Math/MathML">
  <semantics>
    <mrow>
      <mo stretchy="false">Δ</mo>
      <mrow>
        <msub>
          <mi>A</mi>
          <mi>i</mi>
        </msub>
        <mo stretchy="false">=</mo>
        <mo stretchy="false">Δ</mo>
      </mrow>
      <mrow>
        <msub>
          <mi>A</mi>
          <mrow>
            <mi>i</mi>
            <mo stretchy="false">∥</mo>
            <mi/>
          </mrow>
        </msub>
        <mo stretchy="false">=</mo>
        <mrow>
          <msub>
            <mi>F</mi>
            <mrow>
              <mi>i</mi>
              <mo stretchy="false">∗</mo>
              <mi/>
            </mrow>
          </msub>
          <mo stretchy="false">⋅</mo>
          <mo stretchy="false">Δ</mo>
        </mrow>
      </mrow>
      <msub>
        <mi>x</mi>
        <mi>i</mi>
      </msub>
    </mrow>
    <annotation encoding="StarMath 5.0">%DELTA A_i = %DELTA A_{i parallel`} =F_{i*` }cdot %DELTA x_i</annotation>
  </semantics>
</math>
</file>

<file path=Object 19/content.xml><?xml version="1.0" encoding="utf-8"?>
<math xmlns="http://www.w3.org/1998/Math/MathML">
  <semantics>
    <mtable>
      <mtr>
        <mtd>
          <mrow>
            <mo stretchy="false">Δ</mo>
            <mrow>
              <msub>
                <mi>x</mi>
                <mi>i</mi>
              </msub>
              <mo stretchy="false">−</mo>
              <mstyle mathsize="11pt">
                <mrow>
                  <mtext>удлинение пружины на перемещении </mtext>
                </mrow>
              </mstyle>
            </mrow>
            <mo stretchy="false">Δ</mo>
            <mover accent="true">
              <msub>
                <mi>r</mi>
                <mi>i</mi>
              </msub>
              <mo stretchy="false">⃗</mo>
            </mover>
          </mrow>
        </mtd>
      </mtr>
      <mtr>
        <mtd>
          <mrow>
            <msub>
              <mover accent="true">
                <mi>F</mi>
                <mo stretchy="false">⃗</mo>
              </mover>
              <mrow>
                <mi>i</mi>
                <mo stretchy="false">∗</mo>
                <mi/>
              </mrow>
            </msub>
            <mo stretchy="false">−</mo>
            <mstyle mathsize="11pt">
              <mrow>
                <mtext>сила упругости, действующая на пружину</mtext>
              </mrow>
            </mstyle>
          </mrow>
        </mtd>
      </mtr>
      <mtr>
        <mtd>
          <mrow>
            <msub>
              <mover accent="true">
                <mi>F</mi>
                <mo stretchy="false">⃗</mo>
              </mover>
              <mi>i</mi>
            </msub>
            <mo stretchy="false">=</mo>
            <mrow>
              <mrow>
                <mo stretchy="false">−</mo>
                <msub>
                  <mover accent="true">
                    <mi>F</mi>
                    <mo stretchy="false">⃗</mo>
                  </mover>
                  <mrow>
                    <mi>i</mi>
                    <mo stretchy="false">∗</mo>
                    <mi/>
                  </mrow>
                </msub>
              </mrow>
              <mo stretchy="false">−</mo>
              <mstyle mathsize="11pt">
                <mrow>
                  <mtext>сила упругости, приложеная к телу со стороны пружины</mtext>
                </mrow>
              </mstyle>
            </mrow>
          </mrow>
        </mtd>
      </mtr>
    </mtable>
    <annotation encoding="StarMath 5.0">alignl  %DELTA x_i -size 11{ "удлинение пружины на перемещении "}%DELTA vec r_i newline
alignl {vec F}_{i*`} - size 11{"сила упругости, действующая на пружину"} newline  
alignl {vec F}_i = -{vec F}_{i*`} -  size 11{"сила упругости, приложеная к телу со стороны пружины"}</annotation>
  </semantics>
</math>
</file>

<file path=Object 2/content.xml><?xml version="1.0" encoding="utf-8"?>
<math xmlns="http://www.w3.org/1998/Math/MathML">
  <semantics>
    <mrow>
      <mo stretchy="false">Δ</mo>
      <mover accent="true">
        <msub>
          <mi>r</mi>
          <mi>i</mi>
        </msub>
        <mo stretchy="false">⃗</mo>
      </mover>
    </mrow>
    <annotation encoding="StarMath 5.0"> %DELTA vec r_i</annotation>
  </semantics>
</math>
</file>

<file path=Object 20/content.xml><?xml version="1.0" encoding="utf-8"?>
<math xmlns="http://www.w3.org/1998/Math/MathML">
  <semantics>
    <mrow>
      <mo stretchy="false">Δ</mo>
      <mrow>
        <msub>
          <mi>A</mi>
          <mn>12</mn>
        </msub>
        <mo stretchy="false">=</mo>
        <mrow>
          <mo stretchy="false">∑</mo>
          <mo stretchy="false">Δ</mo>
        </mrow>
      </mrow>
      <mrow>
        <msub>
          <mi>A</mi>
          <mi>i</mi>
        </msub>
        <mo stretchy="false">=</mo>
        <mrow>
          <mo stretchy="false">∑</mo>
          <msub>
            <mi>F</mi>
            <mi>i</mi>
          </msub>
        </mrow>
      </mrow>
      <mo stretchy="false">Δ</mo>
      <mrow>
        <mrow>
          <msub>
            <mi>x</mi>
            <mi>i</mi>
          </msub>
          <mo stretchy="false">=</mo>
          <mrow>
            <mo stretchy="false">−</mo>
            <mrow>
              <mo stretchy="false">∑</mo>
              <mrow>
                <msub>
                  <mi>F</mi>
                  <mrow>
                    <mi>i</mi>
                    <mo stretchy="false">∗</mo>
                    <mi/>
                  </mrow>
                </msub>
                <mo stretchy="false">Δ</mo>
                <msub>
                  <mi>x</mi>
                  <mi>i</mi>
                </msub>
              </mrow>
            </mrow>
          </mrow>
        </mrow>
        <mo stretchy="false">=</mo>
        <mrow>
          <mo stretchy="false">−</mo>
          <mrow>
            <mo stretchy="false">∑</mo>
            <mrow>
              <mi>k</mi>
              <mrow>
                <msub>
                  <mi>x</mi>
                  <mi>i</mi>
                </msub>
                <mo stretchy="false">⋅</mo>
                <mo stretchy="false">Δ</mo>
              </mrow>
              <msub>
                <mi>x</mi>
                <mi>i</mi>
              </msub>
            </mrow>
          </mrow>
        </mrow>
      </mrow>
    </mrow>
    <annotation encoding="StarMath 5.0">%DELTA A_12 = sum %DELTA A_i = sum F_i %DELTA x_i=-sum{ F_{i*` } %DELTA x_i}=-sum {k x_i cdot %DELTA x_i}</annotation>
  </semantics>
</math>
</file>

<file path=Object 21/content.xml><?xml version="1.0" encoding="utf-8"?>
<math xmlns="http://www.w3.org/1998/Math/MathML">
  <semantics>
    <mrow>
      <msub>
        <mi>F</mi>
        <mrow>
          <mi>i</mi>
          <mo stretchy="false">∗</mo>
          <mi/>
        </mrow>
      </msub>
      <mo stretchy="false">Δ</mo>
      <mrow>
        <msub>
          <mi>x</mi>
          <mi>i</mi>
        </msub>
        <mo stretchy="false">=</mo>
        <msub>
          <mi mathvariant="italic">kx</mi>
          <mi>i</mi>
        </msub>
      </mrow>
      <mo stretchy="false">Δ</mo>
      <mrow>
        <msub>
          <mi>x</mi>
          <mi>i</mi>
        </msub>
        <mo stretchy="false">=</mo>
        <msub>
          <mi>S</mi>
          <mi mathvariant="italic">ABCD</mi>
        </msub>
      </mrow>
    </mrow>
    <annotation encoding="StarMath 5.0">F_{i*` } %DELTA x_i = kx_i %DELTA x_i= S_ABCD</annotation>
  </semantics>
</math>
</file>

<file path=Object 22/content.xml><?xml version="1.0" encoding="utf-8"?>
<math xmlns="http://www.w3.org/1998/Math/MathML">
  <semantics>
    <mrow>
      <mrow>
        <msub>
          <mi>A</mi>
          <mn>12</mn>
        </msub>
        <mo stretchy="false">=</mo>
        <mrow>
          <mo stretchy="false">−</mo>
          <mrow>
            <mo stretchy="false">∑</mo>
            <msub>
              <mi mathvariant="italic">kx</mi>
              <mi>i</mi>
            </msub>
          </mrow>
        </mrow>
      </mrow>
      <mo stretchy="false">Δ</mo>
      <mrow>
        <msub>
          <mi>x</mi>
          <mi>i</mi>
        </msub>
        <mo stretchy="false">=</mo>
        <msub>
          <mi>S</mi>
          <mrow>
            <msub>
              <mi>x</mi>
              <mn>1</mn>
            </msub>
            <mi mathvariant="italic">MN</mi>
            <msub>
              <mi>x</mi>
              <mn>2</mn>
            </msub>
          </mrow>
        </msub>
      </mrow>
    </mrow>
    <annotation encoding="StarMath 5.0">A_12 = - sum kx_i %DELTA x_i =S_{x_1 MN x_2}</annotation>
  </semantics>
</math>
</file>

<file path=Object 23/content.xml><?xml version="1.0" encoding="utf-8"?>
<math xmlns="http://www.w3.org/1998/Math/MathML">
  <semantics>
    <mrow>
      <mo stretchy="false">Δ</mo>
      <msub>
        <mi>x</mi>
        <mi>i</mi>
      </msub>
      <mo stretchy="false">→</mo>
      <mn>0</mn>
    </mrow>
    <annotation encoding="StarMath 5.0">%DELTA x_i rightarrow 0</annotation>
  </semantics>
</math>
</file>

<file path=Object 24/content.xml><?xml version="1.0" encoding="utf-8"?>
<math xmlns="http://www.w3.org/1998/Math/MathML">
  <semantics>
    <mrow>
      <mrow>
        <msub>
          <mi>A</mi>
          <mn>12</mn>
        </msub>
        <mo stretchy="false">=</mo>
        <mrow>
          <mo stretchy="false">−</mo>
          <mfenced open="(" close=")">
            <mrow>
              <mfrac>
                <mrow>
                  <msub>
                    <mi mathvariant="italic">kx</mi>
                    <mn>1</mn>
                  </msub>
                  <msub>
                    <mi mathvariant="italic">kx</mi>
                    <mn>2</mn>
                  </msub>
                </mrow>
                <mn>2</mn>
              </mfrac>
              <mrow>
                <mo stretchy="false">(</mo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)</mo>
              </mrow>
            </mrow>
          </mfenced>
        </mrow>
      </mrow>
      <mo stretchy="false">=</mo>
      <mrow>
        <mfrac>
          <msubsup>
            <mi mathvariant="italic">kx</mi>
            <mn>1</mn>
            <mn>2</mn>
          </msubsup>
          <mn>2</mn>
        </mfrac>
        <mo stretchy="false">−</mo>
        <mfrac>
          <msubsup>
            <mi mathvariant="italic">kx</mi>
            <mn>2</mn>
            <mn>2</mn>
          </msubsup>
          <mn>2</mn>
        </mfrac>
      </mrow>
    </mrow>
    <annotation encoding="StarMath 5.0">A_12 = - left ( {kx_1 kx_2}over 2 (x_1 -x_2) right ) ={kx_1^2 }over 2 -{kx_2^2 }over 2 </annotation>
  </semantics>
</math>
</file>

<file path=Object 25/content.xml><?xml version="1.0" encoding="utf-8"?>
<math xmlns="http://www.w3.org/1998/Math/MathML">
  <semantics>
    <mrow>
      <msub>
        <mi>A</mi>
        <msub>
          <mi>F</mi>
          <mi mathvariant="italic">упр</mi>
        </msub>
      </msub>
      <mo stretchy="false">=</mo>
      <mrow>
        <mfrac>
          <msubsup>
            <mi mathvariant="italic">kx</mi>
            <mn>1</mn>
            <mn>2</mn>
          </msubsup>
          <mn>2</mn>
        </mfrac>
        <mo stretchy="false">−</mo>
        <mfrac>
          <msubsup>
            <mi mathvariant="italic">kx</mi>
            <mn>2</mn>
            <mn>2</mn>
          </msubsup>
          <mn>2</mn>
        </mfrac>
      </mrow>
    </mrow>
    <annotation encoding="StarMath 5.0">A_{F_упр}={kx_1^2 }over 2 -{kx_2^2 }over 2 </annotation>
  </semantics>
</math>
</file>

<file path=Object 26/content.xml><?xml version="1.0" encoding="utf-8"?>
<math xmlns="http://www.w3.org/1998/Math/MathML">
  <semantics>
    <mrow>
      <mo stretchy="false">Δ</mo>
      <mover accent="true">
        <msub>
          <mi>r</mi>
          <mi>i</mi>
        </msub>
        <mo stretchy="false">⃗</mo>
      </mover>
    </mrow>
    <annotation encoding="StarMath 5.0"> %DELTA vec r_i</annotation>
  </semantics>
</math>
</file>

<file path=Object 27/content.xml><?xml version="1.0" encoding="utf-8"?>
<math xmlns="http://www.w3.org/1998/Math/MathML">
  <semantics>
    <msub>
      <mi>x</mi>
      <mn>2</mn>
    </msub>
    <annotation encoding="StarMath 5.0"> x_2</annotation>
  </semantics>
</math>
</file>

<file path=Object 28/content.xml><?xml version="1.0" encoding="utf-8"?>
<math xmlns="http://www.w3.org/1998/Math/MathML">
  <semantics>
    <msub>
      <mi>x</mi>
      <mn>1</mn>
    </msub>
    <annotation encoding="StarMath 5.0"> x_1</annotation>
  </semantics>
</math>
</file>

<file path=Object 29/content.xml><?xml version="1.0" encoding="utf-8"?>
<math xmlns="http://www.w3.org/1998/Math/MathML">
  <semantics>
    <mi>k</mi>
    <annotation encoding="StarMath 5.0"> k</annotation>
  </semantics>
</math>
</file>

<file path=Object 3/content.xml><?xml version="1.0" encoding="utf-8"?>
<math xmlns="http://www.w3.org/1998/Math/MathML">
  <semantics>
    <msub>
      <mi>h</mi>
      <mn>2</mn>
    </msub>
    <annotation encoding="StarMath 5.0"> h_2</annotation>
  </semantics>
</math>
</file>

<file path=Object 30/content.xml><?xml version="1.0" encoding="utf-8"?>
<math xmlns="http://www.w3.org/1998/Math/MathML">
  <semantics>
    <msub>
      <mi>L</mi>
      <mn>0</mn>
    </msub>
    <annotation encoding="StarMath 5.0">L_0</annotation>
  </semantics>
</math>
</file>

<file path=Object 31/content.xml><?xml version="1.0" encoding="utf-8"?>
<math xmlns="http://www.w3.org/1998/Math/MathML">
  <semantics>
    <mstyle mathsize="9pt">
      <mrow>
        <mrow>
          <mrow>
            <msub>
              <mi>E</mi>
              <mi>n</mi>
            </msub>
            <mo stretchy="false">=</mo>
            <mrow>
              <mo stretchy="false">−</mo>
              <mi>G</mi>
            </mrow>
          </mrow>
          <mfrac>
            <msub>
              <mi mathvariant="italic">mM</mi>
              <mi>з</mi>
            </msub>
            <mi>r</mi>
          </mfrac>
        </mrow>
      </mrow>
    </mstyle>
    <annotation encoding="StarMath 5.0">size 9{E_n=- G mM_з over r}</annotation>
  </semantics>
</math>
</file>

<file path=Object 4/content.xml><?xml version="1.0" encoding="utf-8"?>
<math xmlns="http://www.w3.org/1998/Math/MathML">
  <semantics>
    <msub>
      <mi>h</mi>
      <mn>1</mn>
    </msub>
    <annotation encoding="StarMath 5.0"> h_1</annotation>
  </semantics>
</math>
</file>

<file path=Object 5/content.xml><?xml version="1.0" encoding="utf-8"?>
<math xmlns="http://www.w3.org/1998/Math/MathML">
  <semantics>
    <mrow>
      <mrow>
        <mrow>
          <mrow>
            <mi>A</mi>
            <mo stretchy="false">=</mo>
            <mrow>
              <mo stretchy="false">∑</mo>
              <mrow>
                <mo stretchy="false">Δ</mo>
                <msub>
                  <mi>A</mi>
                  <mi>i</mi>
                </msub>
              </mrow>
            </mrow>
          </mrow>
          <mo stretchy="false">=</mo>
          <mrow>
            <mo stretchy="false">∑</mo>
            <mrow>
              <mo stretchy="false">(</mo>
              <mrow>
                <mi mathvariant="italic">mg</mi>
                <mo stretchy="false">Δ</mo>
                <msub>
                  <mi>h</mi>
                  <mi>i</mi>
                </msub>
              </mrow>
              <mo stretchy="false">)</mo>
            </mrow>
          </mrow>
        </mrow>
        <mo stretchy="false">=</mo>
        <mrow>
          <mi mathvariant="italic">mg</mi>
          <mo stretchy="false">⋅</mo>
          <mrow>
            <mo stretchy="false">∑</mo>
            <mo stretchy="false">Δ</mo>
          </mrow>
        </mrow>
      </mrow>
      <mrow>
        <msub>
          <mi>h</mi>
          <mi>i</mi>
        </msub>
        <mo stretchy="false">=</mo>
        <mi mathvariant="italic">mg</mi>
      </mrow>
      <mrow>
        <mo stretchy="false">(</mo>
        <mrow>
          <msub>
            <mi>h</mi>
            <mn>1</mn>
          </msub>
          <mo stretchy="false">−</mo>
          <msub>
            <mi>h</mi>
            <mn>2</mn>
          </msub>
        </mrow>
        <mo stretchy="false">)</mo>
      </mrow>
    </mrow>
    <annotation encoding="StarMath 5.0">A = sum {%DELTA  A_i}=   sum (mg %DELTA h_i)=mg cdot sum %DELTA h_i = mg (h_1-h_2)</annotation>
  </semantics>
</math>
</file>

<file path=Object 6/content.xml><?xml version="1.0" encoding="utf-8"?>
<math xmlns="http://www.w3.org/1998/Math/MathML">
  <semantics>
    <mstyle mathsize="9pt">
      <mrow>
        <mrow>
          <msub>
            <mi>E</mi>
            <mi>n</mi>
          </msub>
          <mo stretchy="false">=</mo>
          <mfrac>
            <mrow>
              <mi>k</mi>
              <msup>
                <mi>q</mi>
                <mn>2</mn>
              </msup>
            </mrow>
            <mi>r</mi>
          </mfrac>
        </mrow>
      </mrow>
    </mstyle>
    <annotation encoding="StarMath 5.0">size 9{E_n={k q^2}over r}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frac>
        <mrow>
          <mi>k</mi>
          <msup>
            <mrow>
              <mstyle mathsize="9pt">
                <mrow>
                  <mo stretchy="false">Δ</mo>
                </mrow>
              </mstyle>
              <mi>l</mi>
            </mrow>
            <mn>2</mn>
          </msup>
        </mrow>
        <mn>2</mn>
      </mfrac>
    </mrow>
    <annotation encoding="StarMath 5.0">E_n={k {size 9 %DELTA l}^2}over 2</annotation>
  </semantics>
</math>
</file>

<file path=Object 8/content.xml><?xml version="1.0" encoding="utf-8"?>
<math xmlns="http://www.w3.org/1998/Math/MathML">
  <semantics>
    <mrow>
      <msub>
        <mi>E</mi>
        <mi>n</mi>
      </msub>
      <mo stretchy="false">=</mo>
      <mi mathvariant="italic">mgh</mi>
    </mrow>
    <annotation encoding="StarMath 5.0">E_n=mgh</annotation>
  </semantics>
</math>
</file>

<file path=Object 9/content.xml><?xml version="1.0" encoding="utf-8"?>
<math xmlns="http://www.w3.org/1998/Math/MathML">
  <semantics>
    <mrow>
      <mrow>
        <msub>
          <mi>A</mi>
          <mi mathvariant="italic">конс.сил</mi>
        </msub>
        <mo stretchy="false">=</mo>
        <mrow>
          <mo stretchy="false">−</mo>
          <mo stretchy="false">Δ</mo>
        </mrow>
      </mrow>
      <msub>
        <mi>E</mi>
        <mi>п</mi>
      </msub>
    </mrow>
    <annotation encoding="StarMath 5.0">A_конс.сил = -%DELTA E_п  </annotation>
  </semantics>
</math>
</file>